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1147000001BF25B7C47A.jpg"/>
  <manifest:file-entry manifest:media-type="image/jpeg" manifest:full-path="Pictures/10000000000009B0000001DE97CCDD67.jpg"/>
  <manifest:file-entry manifest:media-type="image/jpeg" manifest:full-path="Pictures/10000000000009B0000000E03492C78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8.456cm" table:align="center" style:writing-mode="lr-tb"/>
    </style:style>
    <style:style style:name="Tableau1.A" style:family="table-column">
      <style:table-column-properties style:column-width="3.507cm"/>
    </style:style>
    <style:style style:name="Tableau1.B" style:family="table-column">
      <style:table-column-properties style:column-width="3.979cm"/>
    </style:style>
    <style:style style:name="Tableau1.C" style:family="table-column">
      <style:table-column-properties style:column-width="10.97cm"/>
    </style:style>
    <style:style style:name="Tableau1.1" style:family="table-row">
      <style:table-row-properties style:row-height="0.801cm" style:keep-together="true" fo:keep-together="auto"/>
    </style:style>
    <style:style style:name="Tableau1.A1" style:family="table-cell">
      <style:table-cell-properties style:vertical-align="middle" fo:background-color="#385068" fo:padding-left="0.12cm" fo:padding-right="0.12cm" fo:padding-top="0cm" fo:padding-bottom="0cm" fo:border="none" style:writing-mode="lr-tb">
        <style:background-image/>
      </style:table-cell-properties>
    </style:style>
    <style:style style:name="Tableau1.2" style:family="table-row">
      <style:table-row-properties style:min-row-height="0.503cm" style:keep-together="true" fo:keep-together="auto"/>
    </style:style>
    <style:style style:name="Tableau1.A2" style:family="table-cell">
      <style:table-cell-properties style:vertical-align="middle" fo:padding-left="0.12cm" fo:padding-right="0.12cm" fo:padding-top="0cm" fo:padding-bottom="0cm" fo:border="none" style:writing-mode="lr-tb"/>
    </style:style>
    <style:style style:name="Tableau1.3" style:family="table-row">
      <style:table-row-properties style:min-row-height="1.002cm" style:keep-together="true" fo:keep-together="auto"/>
    </style:style>
    <style:style style:name="Tableau1.A3" style:family="table-cell">
      <style:table-cell-properties style:vertical-align="middle" fo:background-color="#a5a5a5" fo:padding-left="0.12cm" fo:padding-right="0.12cm" fo:padding-top="0cm" fo:padding-bottom="0cm" fo:border="none" style:writing-mode="lr-tb">
        <style:background-image/>
      </style:table-cell-properties>
    </style:style>
    <style:style style:name="Tableau1.4" style:family="table-row">
      <style:table-row-properties style:min-row-height="0.635cm" style:keep-together="true" fo:keep-together="auto"/>
    </style:style>
    <style:style style:name="Tableau1.5" style:family="table-row">
      <style:table-row-properties style:min-row-height="1.005cm" style:keep-together="true" fo:keep-together="auto"/>
    </style:style>
    <style:style style:name="Tableau2" style:family="table">
      <style:table-properties style:width="18.48cm" table:align="center" style:writing-mode="lr-tb"/>
    </style:style>
    <style:style style:name="Tableau2.A" style:family="table-column">
      <style:table-column-properties style:column-width="3.44cm"/>
    </style:style>
    <style:style style:name="Tableau2.B" style:family="table-column">
      <style:table-column-properties style:column-width="15.041cm"/>
    </style:style>
    <style:style style:name="Tableau2.1" style:family="table-row">
      <style:table-row-properties style:row-height="0.762cm" style:keep-together="true" fo:keep-together="auto"/>
    </style:style>
    <style:style style:name="Tableau2.A1" style:family="table-cell">
      <style:table-cell-properties style:vertical-align="middle" fo:background-color="#385068" fo:padding-left="0.123cm" fo:padding-right="0.123cm" fo:padding-top="0cm" fo:padding-bottom="0cm" fo:border="none" style:writing-mode="lr-tb">
        <style:background-image/>
      </style:table-cell-properties>
    </style:style>
    <style:style style:name="Tableau2.2" style:family="table-row">
      <style:table-row-properties style:min-row-height="0.503cm" style:keep-together="true" fo:keep-together="auto"/>
    </style:style>
    <style:style style:name="Tableau2.A2" style:family="table-cell">
      <style:table-cell-properties style:vertical-align="middle" fo:padding-left="0.123cm" fo:padding-right="0.123cm" fo:padding-top="0cm" fo:padding-bottom="0cm" fo:border="none" style:writing-mode="lr-tb"/>
    </style:style>
    <style:style style:name="Tableau2.3" style:family="table-row">
      <style:table-row-properties style:min-row-height="0.635cm" style:keep-together="true" fo:keep-together="auto"/>
    </style:style>
    <style:style style:name="Tableau2.A3"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3" style:family="table">
      <style:table-properties style:width="18.441cm" table:align="center" style:writing-mode="lr-tb"/>
    </style:style>
    <style:style style:name="Tableau3.A" style:family="table-column">
      <style:table-column-properties style:column-width="3.459cm"/>
    </style:style>
    <style:style style:name="Tableau3.B" style:family="table-column">
      <style:table-column-properties style:column-width="14.982cm"/>
    </style:style>
    <style:style style:name="Tableau3.1" style:family="table-row">
      <style:table-row-properties style:row-height="0.741cm" style:keep-together="true" fo:keep-together="auto"/>
    </style:style>
    <style:style style:name="Tableau3.A1" style:family="table-cell">
      <style:table-cell-properties style:vertical-align="middle" fo:background-color="#385068" fo:padding-left="0.123cm" fo:padding-right="0.123cm" fo:padding-top="0cm" fo:padding-bottom="0cm" fo:border="none" style:writing-mode="lr-tb">
        <style:background-image/>
      </style:table-cell-properties>
    </style:style>
    <style:style style:name="Tableau3.2" style:family="table-row">
      <style:table-row-properties style:min-row-height="0.503cm" style:keep-together="true" fo:keep-together="auto"/>
    </style:style>
    <style:style style:name="Tableau3.A2" style:family="table-cell">
      <style:table-cell-properties style:vertical-align="middle" fo:padding-left="0.123cm" fo:padding-right="0.123cm" fo:padding-top="0cm" fo:padding-bottom="0cm" fo:border="none" style:writing-mode="lr-tb"/>
    </style:style>
    <style:style style:name="Tableau3.3" style:family="table-row">
      <style:table-row-properties style:min-row-height="1.937cm" style:keep-together="true" fo:keep-together="auto"/>
    </style:style>
    <style:style style:name="Tableau3.A3"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4" style:family="table">
      <style:table-properties style:width="18.556cm" table:align="center" style:writing-mode="lr-tb"/>
    </style:style>
    <style:style style:name="Tableau4.A" style:family="table-column">
      <style:table-column-properties style:column-width="3.443cm"/>
    </style:style>
    <style:style style:name="Tableau4.B" style:family="table-column">
      <style:table-column-properties style:column-width="15.113cm"/>
    </style:style>
    <style:style style:name="Tableau4.1" style:family="table-row">
      <style:table-row-properties style:row-height="0.741cm" style:keep-together="true" fo:keep-together="auto"/>
    </style:style>
    <style:style style:name="Tableau4.A1" style:family="table-cell">
      <style:table-cell-properties style:vertical-align="middle" fo:background-color="#385068" fo:padding-left="0.123cm" fo:padding-right="0.123cm" fo:padding-top="0cm" fo:padding-bottom="0cm" fo:border="none" style:writing-mode="lr-tb">
        <style:background-image/>
      </style:table-cell-properties>
    </style:style>
    <style:style style:name="Tableau4.2" style:family="table-row">
      <style:table-row-properties style:min-row-height="0.503cm" style:keep-together="true" fo:keep-together="auto"/>
    </style:style>
    <style:style style:name="Tableau4.A2" style:family="table-cell">
      <style:table-cell-properties style:vertical-align="middle" fo:padding-left="0.123cm" fo:padding-right="0.123cm" fo:padding-top="0cm" fo:padding-bottom="0cm" fo:border="none" style:writing-mode="lr-tb"/>
    </style:style>
    <style:style style:name="Tableau4.3" style:family="table-row">
      <style:table-row-properties style:min-row-height="0.635cm" style:keep-together="true" fo:keep-together="auto"/>
    </style:style>
    <style:style style:name="Tableau4.A3"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5" style:family="table">
      <style:table-properties style:width="18.687cm" table:align="center" style:writing-mode="lr-tb"/>
    </style:style>
    <style:style style:name="Tableau5.A" style:family="table-column">
      <style:table-column-properties style:column-width="18.687cm"/>
    </style:style>
    <style:style style:name="Tableau5.1" style:family="table-row">
      <style:table-row-properties style:row-height="0.801cm" style:keep-together="true" fo:keep-together="auto"/>
    </style:style>
    <style:style style:name="Tableau5.A1" style:family="table-cell">
      <style:table-cell-properties style:vertical-align="middle" fo:background-color="#385068" fo:padding-left="0.123cm" fo:padding-right="0.123cm" fo:padding-top="0cm" fo:padding-bottom="0cm" fo:border="none" style:writing-mode="lr-tb">
        <style:background-image/>
      </style:table-cell-properties>
    </style:style>
    <style:style style:name="Tableau6" style:family="table">
      <style:table-properties style:width="18.637cm" table:align="center" style:writing-mode="lr-tb"/>
    </style:style>
    <style:style style:name="Tableau6.A" style:family="table-column">
      <style:table-column-properties style:column-width="3.669cm"/>
    </style:style>
    <style:style style:name="Tableau6.B" style:family="table-column">
      <style:table-column-properties style:column-width="4.022cm"/>
    </style:style>
    <style:style style:name="Tableau6.C" style:family="table-column">
      <style:table-column-properties style:column-width="10.947cm"/>
    </style:style>
    <style:style style:name="Tableau6.1" style:family="table-row">
      <style:table-row-properties style:min-row-height="0.603cm" style:keep-together="true" fo:keep-together="auto"/>
    </style:style>
    <style:style style:name="Tableau6.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6.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6.2" style:family="table-row">
      <style:table-row-properties style:min-row-height="0.635cm" style:keep-together="false" fo:keep-together="always"/>
    </style:style>
    <style:style style:name="Tableau6.B2" style:family="table-cell">
      <style:table-cell-properties style:vertical-align="middle" fo:padding-left="0.123cm" fo:padding-right="0.123cm" fo:padding-top="0cm" fo:padding-bottom="0cm" fo:border="none" style:writing-mode="lr-tb"/>
    </style:style>
    <style:style style:name="Tableau6.6" style:family="table-row">
      <style:table-row-properties style:min-row-height="2.011cm" style:keep-together="false" fo:keep-together="always"/>
    </style:style>
    <style:style style:name="Tableau8" style:family="table">
      <style:table-properties style:width="18.637cm" table:align="center" style:writing-mode="lr-tb"/>
    </style:style>
    <style:style style:name="Tableau8.A" style:family="table-column">
      <style:table-column-properties style:column-width="3.669cm"/>
    </style:style>
    <style:style style:name="Tableau8.B" style:family="table-column">
      <style:table-column-properties style:column-width="4.022cm"/>
    </style:style>
    <style:style style:name="Tableau8.C" style:family="table-column">
      <style:table-column-properties style:column-width="10.947cm"/>
    </style:style>
    <style:style style:name="Tableau8.1" style:family="table-row">
      <style:table-row-properties style:min-row-height="0.603cm" style:keep-together="true" fo:keep-together="auto"/>
    </style:style>
    <style:style style:name="Tableau8.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8.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8.2" style:family="table-row">
      <style:table-row-properties style:min-row-height="0.635cm" style:keep-together="false" fo:keep-together="always"/>
    </style:style>
    <style:style style:name="Tableau8.B2" style:family="table-cell">
      <style:table-cell-properties style:vertical-align="middle" fo:padding-left="0.123cm" fo:padding-right="0.123cm" fo:padding-top="0cm" fo:padding-bottom="0cm" fo:border="none" style:writing-mode="lr-tb"/>
    </style:style>
    <style:style style:name="Tableau8.6" style:family="table-row">
      <style:table-row-properties style:min-row-height="2.011cm" style:keep-together="false" fo:keep-together="always"/>
    </style:style>
    <style:style style:name="Tableau9" style:family="table">
      <style:table-properties style:width="18.637cm" table:align="center" style:writing-mode="lr-tb"/>
    </style:style>
    <style:style style:name="Tableau9.A" style:family="table-column">
      <style:table-column-properties style:column-width="3.669cm"/>
    </style:style>
    <style:style style:name="Tableau9.B" style:family="table-column">
      <style:table-column-properties style:column-width="4.022cm"/>
    </style:style>
    <style:style style:name="Tableau9.C" style:family="table-column">
      <style:table-column-properties style:column-width="10.947cm"/>
    </style:style>
    <style:style style:name="Tableau9.1" style:family="table-row">
      <style:table-row-properties style:min-row-height="0.603cm" style:keep-together="true" fo:keep-together="auto"/>
    </style:style>
    <style:style style:name="Tableau9.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9.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9.2" style:family="table-row">
      <style:table-row-properties style:min-row-height="0.635cm" style:keep-together="false" fo:keep-together="always"/>
    </style:style>
    <style:style style:name="Tableau9.B2" style:family="table-cell">
      <style:table-cell-properties style:vertical-align="middle" fo:padding-left="0.123cm" fo:padding-right="0.123cm" fo:padding-top="0cm" fo:padding-bottom="0cm" fo:border="none" style:writing-mode="lr-tb"/>
    </style:style>
    <style:style style:name="Tableau9.6" style:family="table-row">
      <style:table-row-properties style:min-row-height="2.011cm" style:keep-together="false" fo:keep-together="always"/>
    </style:style>
    <style:style style:name="Tableau10" style:family="table">
      <style:table-properties style:width="18.637cm" table:align="center" style:writing-mode="lr-tb"/>
    </style:style>
    <style:style style:name="Tableau10.A" style:family="table-column">
      <style:table-column-properties style:column-width="3.669cm"/>
    </style:style>
    <style:style style:name="Tableau10.B" style:family="table-column">
      <style:table-column-properties style:column-width="4.022cm"/>
    </style:style>
    <style:style style:name="Tableau10.C" style:family="table-column">
      <style:table-column-properties style:column-width="10.947cm"/>
    </style:style>
    <style:style style:name="Tableau10.1" style:family="table-row">
      <style:table-row-properties style:min-row-height="0.603cm" style:keep-together="true" fo:keep-together="auto"/>
    </style:style>
    <style:style style:name="Tableau10.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10.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10.2" style:family="table-row">
      <style:table-row-properties style:min-row-height="0.635cm" style:keep-together="false" fo:keep-together="always"/>
    </style:style>
    <style:style style:name="Tableau10.B2" style:family="table-cell">
      <style:table-cell-properties style:vertical-align="middle" fo:padding-left="0.123cm" fo:padding-right="0.123cm" fo:padding-top="0cm" fo:padding-bottom="0cm" fo:border="none" style:writing-mode="lr-tb"/>
    </style:style>
    <style:style style:name="Tableau10.6" style:family="table-row">
      <style:table-row-properties style:min-row-height="2.011cm" style:keep-together="false" fo:keep-together="always"/>
    </style:style>
    <style:style style:name="Tableau11" style:family="table">
      <style:table-properties style:width="18.637cm" table:align="center" style:writing-mode="lr-tb"/>
    </style:style>
    <style:style style:name="Tableau11.A" style:family="table-column">
      <style:table-column-properties style:column-width="3.669cm"/>
    </style:style>
    <style:style style:name="Tableau11.B" style:family="table-column">
      <style:table-column-properties style:column-width="4.022cm"/>
    </style:style>
    <style:style style:name="Tableau11.C" style:family="table-column">
      <style:table-column-properties style:column-width="10.947cm"/>
    </style:style>
    <style:style style:name="Tableau11.1" style:family="table-row">
      <style:table-row-properties style:min-row-height="0.603cm" style:keep-together="true" fo:keep-together="auto"/>
    </style:style>
    <style:style style:name="Tableau11.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11.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11.2" style:family="table-row">
      <style:table-row-properties style:min-row-height="0.635cm" style:keep-together="false" fo:keep-together="always"/>
    </style:style>
    <style:style style:name="Tableau11.B2" style:family="table-cell">
      <style:table-cell-properties style:vertical-align="middle" fo:padding-left="0.123cm" fo:padding-right="0.123cm" fo:padding-top="0cm" fo:padding-bottom="0cm" fo:border="none" style:writing-mode="lr-tb"/>
    </style:style>
    <style:style style:name="Tableau11.6" style:family="table-row">
      <style:table-row-properties style:min-row-height="2.011cm" style:keep-together="false" fo:keep-together="always"/>
    </style:style>
    <style:style style:name="Tableau12" style:family="table">
      <style:table-properties style:width="18.637cm" table:align="center" style:writing-mode="lr-tb"/>
    </style:style>
    <style:style style:name="Tableau12.A" style:family="table-column">
      <style:table-column-properties style:column-width="3.669cm"/>
    </style:style>
    <style:style style:name="Tableau12.B" style:family="table-column">
      <style:table-column-properties style:column-width="4.022cm"/>
    </style:style>
    <style:style style:name="Tableau12.C" style:family="table-column">
      <style:table-column-properties style:column-width="10.947cm"/>
    </style:style>
    <style:style style:name="Tableau12.1" style:family="table-row">
      <style:table-row-properties style:min-row-height="0.603cm" style:keep-together="true" fo:keep-together="auto"/>
    </style:style>
    <style:style style:name="Tableau12.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12.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12.2" style:family="table-row">
      <style:table-row-properties style:min-row-height="0.635cm" style:keep-together="false" fo:keep-together="always"/>
    </style:style>
    <style:style style:name="Tableau12.B2" style:family="table-cell">
      <style:table-cell-properties style:vertical-align="middle" fo:padding-left="0.123cm" fo:padding-right="0.123cm" fo:padding-top="0cm" fo:padding-bottom="0cm" fo:border="none" style:writing-mode="lr-tb"/>
    </style:style>
    <style:style style:name="Tableau12.6" style:family="table-row">
      <style:table-row-properties style:min-row-height="2.011cm" style:keep-together="false" fo:keep-together="always"/>
    </style:style>
    <style:style style:name="Tableau13" style:family="table">
      <style:table-properties style:width="18.637cm" table:align="center" style:writing-mode="lr-tb"/>
    </style:style>
    <style:style style:name="Tableau13.A" style:family="table-column">
      <style:table-column-properties style:column-width="3.669cm"/>
    </style:style>
    <style:style style:name="Tableau13.B" style:family="table-column">
      <style:table-column-properties style:column-width="4.022cm"/>
    </style:style>
    <style:style style:name="Tableau13.C" style:family="table-column">
      <style:table-column-properties style:column-width="10.947cm"/>
    </style:style>
    <style:style style:name="Tableau13.1" style:family="table-row">
      <style:table-row-properties style:min-row-height="0.603cm" style:keep-together="true" fo:keep-together="auto"/>
    </style:style>
    <style:style style:name="Tableau13.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13.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13.2" style:family="table-row">
      <style:table-row-properties style:min-row-height="0.635cm" style:keep-together="false" fo:keep-together="always"/>
    </style:style>
    <style:style style:name="Tableau13.B2" style:family="table-cell">
      <style:table-cell-properties style:vertical-align="middle" fo:padding-left="0.123cm" fo:padding-right="0.123cm" fo:padding-top="0cm" fo:padding-bottom="0cm" fo:border="none" style:writing-mode="lr-tb"/>
    </style:style>
    <style:style style:name="Tableau13.6" style:family="table-row">
      <style:table-row-properties style:min-row-height="2.011cm" style:keep-together="false" fo:keep-together="always"/>
    </style:style>
    <style:style style:name="Tableau14" style:family="table">
      <style:table-properties style:width="18.637cm" table:align="center" style:writing-mode="lr-tb"/>
    </style:style>
    <style:style style:name="Tableau14.A" style:family="table-column">
      <style:table-column-properties style:column-width="3.669cm"/>
    </style:style>
    <style:style style:name="Tableau14.B" style:family="table-column">
      <style:table-column-properties style:column-width="4.022cm"/>
    </style:style>
    <style:style style:name="Tableau14.C" style:family="table-column">
      <style:table-column-properties style:column-width="10.947cm"/>
    </style:style>
    <style:style style:name="Tableau14.1" style:family="table-row">
      <style:table-row-properties style:min-row-height="0.603cm" style:keep-together="true" fo:keep-together="auto"/>
    </style:style>
    <style:style style:name="Tableau14.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14.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14.2" style:family="table-row">
      <style:table-row-properties style:min-row-height="0.635cm" style:keep-together="false" fo:keep-together="always"/>
    </style:style>
    <style:style style:name="Tableau14.B2" style:family="table-cell">
      <style:table-cell-properties style:vertical-align="middle" fo:padding-left="0.123cm" fo:padding-right="0.123cm" fo:padding-top="0cm" fo:padding-bottom="0cm" fo:border="none" style:writing-mode="lr-tb"/>
    </style:style>
    <style:style style:name="Tableau14.6" style:family="table-row">
      <style:table-row-properties style:min-row-height="2.011cm" style:keep-together="false" fo:keep-together="always"/>
    </style:style>
    <style:style style:name="Tableau15" style:family="table">
      <style:table-properties style:width="18.637cm" table:align="center" style:writing-mode="lr-tb"/>
    </style:style>
    <style:style style:name="Tableau15.A" style:family="table-column">
      <style:table-column-properties style:column-width="3.669cm"/>
    </style:style>
    <style:style style:name="Tableau15.B" style:family="table-column">
      <style:table-column-properties style:column-width="4.022cm"/>
    </style:style>
    <style:style style:name="Tableau15.C" style:family="table-column">
      <style:table-column-properties style:column-width="10.947cm"/>
    </style:style>
    <style:style style:name="Tableau15.1" style:family="table-row">
      <style:table-row-properties style:min-row-height="0.603cm" style:keep-together="true" fo:keep-together="auto"/>
    </style:style>
    <style:style style:name="Tableau15.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15.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15.2" style:family="table-row">
      <style:table-row-properties style:min-row-height="0.635cm" style:keep-together="false" fo:keep-together="always"/>
    </style:style>
    <style:style style:name="Tableau15.B2" style:family="table-cell">
      <style:table-cell-properties style:vertical-align="middle" fo:padding-left="0.123cm" fo:padding-right="0.123cm" fo:padding-top="0cm" fo:padding-bottom="0cm" fo:border="none" style:writing-mode="lr-tb"/>
    </style:style>
    <style:style style:name="Tableau15.6" style:family="table-row">
      <style:table-row-properties style:min-row-height="2.011cm" style:keep-together="false" fo:keep-together="always"/>
    </style:style>
    <style:style style:name="Tableau16" style:family="table">
      <style:table-properties style:width="18.637cm" table:align="center" style:writing-mode="lr-tb"/>
    </style:style>
    <style:style style:name="Tableau16.A" style:family="table-column">
      <style:table-column-properties style:column-width="3.669cm"/>
    </style:style>
    <style:style style:name="Tableau16.B" style:family="table-column">
      <style:table-column-properties style:column-width="4.022cm"/>
    </style:style>
    <style:style style:name="Tableau16.C" style:family="table-column">
      <style:table-column-properties style:column-width="10.947cm"/>
    </style:style>
    <style:style style:name="Tableau16.1" style:family="table-row">
      <style:table-row-properties style:min-row-height="0.603cm" style:keep-together="true" fo:keep-together="auto"/>
    </style:style>
    <style:style style:name="Tableau16.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16.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16.2" style:family="table-row">
      <style:table-row-properties style:min-row-height="0.635cm" style:keep-together="false" fo:keep-together="always"/>
    </style:style>
    <style:style style:name="Tableau16.B2" style:family="table-cell">
      <style:table-cell-properties style:vertical-align="middle" fo:padding-left="0.123cm" fo:padding-right="0.123cm" fo:padding-top="0cm" fo:padding-bottom="0cm" fo:border="none" style:writing-mode="lr-tb"/>
    </style:style>
    <style:style style:name="Tableau16.6" style:family="table-row">
      <style:table-row-properties style:min-row-height="2.011cm" style:keep-together="false" fo:keep-together="always"/>
    </style:style>
    <style:style style:name="Tableau17" style:family="table">
      <style:table-properties style:width="18.637cm" table:align="center" style:writing-mode="lr-tb"/>
    </style:style>
    <style:style style:name="Tableau17.A" style:family="table-column">
      <style:table-column-properties style:column-width="3.669cm"/>
    </style:style>
    <style:style style:name="Tableau17.B" style:family="table-column">
      <style:table-column-properties style:column-width="4.022cm"/>
    </style:style>
    <style:style style:name="Tableau17.C" style:family="table-column">
      <style:table-column-properties style:column-width="10.947cm"/>
    </style:style>
    <style:style style:name="Tableau17.1" style:family="table-row">
      <style:table-row-properties style:min-row-height="0.603cm" style:keep-together="true" fo:keep-together="auto"/>
    </style:style>
    <style:style style:name="Tableau17.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17.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17.2" style:family="table-row">
      <style:table-row-properties style:min-row-height="0.635cm" style:keep-together="false" fo:keep-together="always"/>
    </style:style>
    <style:style style:name="Tableau17.B2" style:family="table-cell">
      <style:table-cell-properties style:vertical-align="middle" fo:padding-left="0.123cm" fo:padding-right="0.123cm" fo:padding-top="0cm" fo:padding-bottom="0cm" fo:border="none" style:writing-mode="lr-tb"/>
    </style:style>
    <style:style style:name="Tableau17.6" style:family="table-row">
      <style:table-row-properties style:min-row-height="2.011cm" style:keep-together="false" fo:keep-together="always"/>
    </style:style>
    <style:style style:name="Tableau18" style:family="table">
      <style:table-properties style:width="18.637cm" table:align="center" style:writing-mode="lr-tb"/>
    </style:style>
    <style:style style:name="Tableau18.A" style:family="table-column">
      <style:table-column-properties style:column-width="3.669cm"/>
    </style:style>
    <style:style style:name="Tableau18.B" style:family="table-column">
      <style:table-column-properties style:column-width="4.022cm"/>
    </style:style>
    <style:style style:name="Tableau18.C" style:family="table-column">
      <style:table-column-properties style:column-width="10.947cm"/>
    </style:style>
    <style:style style:name="Tableau18.1" style:family="table-row">
      <style:table-row-properties style:min-row-height="0.603cm" style:keep-together="true" fo:keep-together="auto"/>
    </style:style>
    <style:style style:name="Tableau18.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18.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18.2" style:family="table-row">
      <style:table-row-properties style:min-row-height="0.635cm" style:keep-together="false" fo:keep-together="always"/>
    </style:style>
    <style:style style:name="Tableau18.B2" style:family="table-cell">
      <style:table-cell-properties style:vertical-align="middle" fo:padding-left="0.123cm" fo:padding-right="0.123cm" fo:padding-top="0cm" fo:padding-bottom="0cm" fo:border="none" style:writing-mode="lr-tb"/>
    </style:style>
    <style:style style:name="Tableau18.6" style:family="table-row">
      <style:table-row-properties style:min-row-height="2.011cm" style:keep-together="false" fo:keep-together="always"/>
    </style:style>
    <style:style style:name="Tableau7" style:family="table">
      <style:table-properties style:width="18.639cm" table:align="center" style:writing-mode="lr-tb"/>
    </style:style>
    <style:style style:name="Tableau7.A" style:family="table-column">
      <style:table-column-properties style:column-width="3.669cm"/>
    </style:style>
    <style:style style:name="Tableau7.B" style:family="table-column">
      <style:table-column-properties style:column-width="4.022cm"/>
    </style:style>
    <style:style style:name="Tableau7.C" style:family="table-column">
      <style:table-column-properties style:column-width="10.948cm"/>
    </style:style>
    <style:style style:name="Tableau7.1" style:family="table-row">
      <style:table-row-properties style:min-row-height="0.603cm" style:keep-together="true" fo:keep-together="auto"/>
    </style:style>
    <style:style style:name="Tableau7.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7.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7.2" style:family="table-row">
      <style:table-row-properties style:min-row-height="0.635cm" style:keep-together="false" fo:keep-together="always"/>
    </style:style>
    <style:style style:name="Tableau7.B2" style:family="table-cell">
      <style:table-cell-properties style:vertical-align="middle" fo:padding-left="0.123cm" fo:padding-right="0.123cm" fo:padding-top="0cm" fo:padding-bottom="0cm" fo:border="none" style:writing-mode="lr-tb"/>
    </style:style>
    <style:style style:name="Tableau7.6" style:family="table-row">
      <style:table-row-properties style:min-row-height="2.011cm" style:keep-together="false" fo:keep-together="always"/>
    </style:style>
    <style:style style:name="Tableau19" style:family="table">
      <style:table-properties style:width="18.639cm" table:align="center" style:writing-mode="lr-tb"/>
    </style:style>
    <style:style style:name="Tableau19.A" style:family="table-column">
      <style:table-column-properties style:column-width="3.669cm"/>
    </style:style>
    <style:style style:name="Tableau19.B" style:family="table-column">
      <style:table-column-properties style:column-width="4.022cm"/>
    </style:style>
    <style:style style:name="Tableau19.C" style:family="table-column">
      <style:table-column-properties style:column-width="10.948cm"/>
    </style:style>
    <style:style style:name="Tableau19.1" style:family="table-row">
      <style:table-row-properties style:min-row-height="0.603cm" style:keep-together="true" fo:keep-together="auto"/>
    </style:style>
    <style:style style:name="Tableau19.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19.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19.2" style:family="table-row">
      <style:table-row-properties style:min-row-height="0.635cm" style:keep-together="false" fo:keep-together="always"/>
    </style:style>
    <style:style style:name="Tableau19.B2" style:family="table-cell">
      <style:table-cell-properties style:vertical-align="middle" fo:padding-left="0.123cm" fo:padding-right="0.123cm" fo:padding-top="0cm" fo:padding-bottom="0cm" fo:border="none" style:writing-mode="lr-tb"/>
    </style:style>
    <style:style style:name="Tableau19.6" style:family="table-row">
      <style:table-row-properties style:min-row-height="2.011cm" style:keep-together="false" fo:keep-together="always"/>
    </style:style>
    <style:style style:name="Tableau20" style:family="table">
      <style:table-properties style:width="18.639cm" table:align="center" style:writing-mode="lr-tb"/>
    </style:style>
    <style:style style:name="Tableau20.A" style:family="table-column">
      <style:table-column-properties style:column-width="3.669cm"/>
    </style:style>
    <style:style style:name="Tableau20.B" style:family="table-column">
      <style:table-column-properties style:column-width="4.022cm"/>
    </style:style>
    <style:style style:name="Tableau20.C" style:family="table-column">
      <style:table-column-properties style:column-width="10.948cm"/>
    </style:style>
    <style:style style:name="Tableau20.1" style:family="table-row">
      <style:table-row-properties style:min-row-height="0.603cm" style:keep-together="true" fo:keep-together="auto"/>
    </style:style>
    <style:style style:name="Tableau20.A1" style:family="table-cell">
      <style:table-cell-properties style:vertical-align="top" fo:background-color="#a5a5a5" fo:padding-left="0.123cm" fo:padding-right="0.123cm" fo:padding-top="0cm" fo:padding-bottom="0cm" fo:border="none" style:writing-mode="lr-tb">
        <style:background-image/>
      </style:table-cell-properties>
    </style:style>
    <style:style style:name="Tableau20.B1" style:family="table-cell">
      <style:table-cell-properties style:vertical-align="middle" fo:background-color="#a5a5a5" fo:padding-left="0.123cm" fo:padding-right="0.123cm" fo:padding-top="0cm" fo:padding-bottom="0cm" fo:border="none" style:writing-mode="lr-tb">
        <style:background-image/>
      </style:table-cell-properties>
    </style:style>
    <style:style style:name="Tableau20.2" style:family="table-row">
      <style:table-row-properties style:min-row-height="0.635cm" style:keep-together="false" fo:keep-together="always"/>
    </style:style>
    <style:style style:name="Tableau20.B2" style:family="table-cell">
      <style:table-cell-properties style:vertical-align="middle" fo:padding-left="0.123cm" fo:padding-right="0.123cm" fo:padding-top="0cm" fo:padding-bottom="0cm" fo:border="none" style:writing-mode="lr-tb"/>
    </style:style>
    <style:style style:name="Tableau20.6" style:family="table-row">
      <style:table-row-properties style:min-row-height="2.011cm" style:keep-together="false" fo:keep-together="always"/>
    </style:style>
    <style:style style:name="P1" style:family="paragraph" style:parent-style-name="Standard">
      <style:text-properties fo:font-size="10pt" fo:language="zxx" fo:country="none" style:font-size-asian="10pt" style:language-asian="zxx" style:country-asian="none"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text-properties fo:language="zxx" fo:country="none" style:language-asian="zxx" style:country-asian="none"/>
    </style:style>
    <style:style style:name="P4" style:family="paragraph" style:parent-style-name="Standard">
      <style:paragraph-properties style:snap-to-layout-grid="false"/>
      <style:text-properties style:font-name="Arial" style:font-name-complex="Arial"/>
    </style:style>
    <style:style style:name="P5" style:family="paragraph" style:parent-style-name="Standard">
      <style:paragraph-properties style:snap-to-layout-grid="false"/>
      <style:text-properties style:font-name="Arial" fo:font-size="8pt" style:font-size-asian="8pt" style:font-name-complex="Arial"/>
    </style:style>
    <style:style style:name="P6" style:family="paragraph" style:parent-style-name="Standard">
      <style:paragraph-properties style:snap-to-layout-grid="false"/>
      <style:text-properties style:font-name="Arial" fo:font-size="8pt" fo:language="it" fo:country="IT" style:font-size-asian="8pt" style:font-name-complex="Arial"/>
    </style:style>
    <style:style style:name="P7" style:family="paragraph" style:parent-style-name="Standard">
      <style:paragraph-properties style:snap-to-layout-grid="false"/>
      <style:text-properties style:font-name="Arial" fo:font-size="8pt" fo:language="it" fo:country="IT" fo:font-style="italic" style:font-size-asian="8pt" style:font-style-asian="italic" style:font-name-complex="Arial"/>
    </style:style>
    <style:style style:name="P8" style:family="paragraph" style:parent-style-name="Standard">
      <style:paragraph-properties style:snap-to-layout-grid="false"/>
      <style:text-properties style:font-name="Arial" fo:font-size="8pt" fo:font-style="italic" style:font-size-asian="8pt" style:font-style-asian="italic" style:font-name-complex="Arial"/>
    </style:style>
    <style:style style:name="P9" style:family="paragraph" style:parent-style-name="Standard">
      <style:text-properties fo:language="en" fo:country="GB"/>
    </style:style>
    <style:style style:name="P10" style:family="paragraph" style:parent-style-name="_31__20_Identite">
      <style:text-properties style:font-size-complex="18pt"/>
    </style:style>
    <style:style style:name="P11" style:family="paragraph" style:parent-style-name="_33__20_titre_20_rubrique">
      <style:paragraph-properties style:snap-to-layout-grid="false"/>
    </style:style>
    <style:style style:name="P12" style:family="paragraph" style:parent-style-name="_33__20_titre_20_rubrique">
      <style:paragraph-properties style:snap-to-layout-grid="false"/>
      <style:text-properties fo:language="it" fo:country="IT"/>
    </style:style>
    <style:style style:name="P13" style:family="paragraph" style:parent-style-name="_35_1_20_texte">
      <style:paragraph-properties style:snap-to-layout-grid="false"/>
    </style:style>
    <style:style style:name="P14" style:family="paragraph" style:parent-style-name="_35_1_20_texte">
      <style:paragraph-properties style:snap-to-layout-grid="false"/>
      <style:text-properties fo:language="en" fo:country="GB"/>
    </style:style>
    <style:style style:name="P15" style:family="paragraph" style:parent-style-name="_35_1_20_texte">
      <style:text-properties style:font-name-complex="Arial" style:font-size-complex="10pt"/>
    </style:style>
    <style:style style:name="P16" style:family="paragraph" style:parent-style-name="_35_1_20_texte">
      <style:paragraph-properties style:snap-to-layout-grid="false"/>
      <style:text-properties style:font-name-complex="Arial" style:font-size-complex="10pt"/>
    </style:style>
    <style:style style:name="P17" style:family="paragraph" style:parent-style-name="_38__20_Date_20_missions">
      <style:paragraph-properties fo:margin-top="0.106cm" fo:margin-bottom="0cm" style:snap-to-layout-grid="false"/>
    </style:style>
    <style:style style:name="P18" style:family="paragraph" style:parent-style-name="_36__20_ajout_20_texte">
      <style:paragraph-properties style:snap-to-layout-grid="false"/>
    </style:style>
    <style:style style:name="P19" style:family="paragraph" style:parent-style-name="Standard">
      <style:paragraph-properties fo:margin-left="0cm" fo:margin-right="0cm" fo:text-indent="0.82cm" style:auto-text-indent="false" style:snap-to-layout-grid="false"/>
      <style:text-properties style:font-name="Arial" fo:language="it" fo:country="IT" style:font-name-complex="Arial"/>
    </style:style>
    <style:style style:name="P20" style:family="paragraph" style:parent-style-name="Standard">
      <style:paragraph-properties fo:margin-left="0cm" fo:margin-right="0cm" fo:text-indent="1.249cm" style:auto-text-indent="false" style:snap-to-layout-grid="false"/>
      <style:text-properties style:font-name="Arial" fo:language="it" fo:country="IT" style:font-name-complex="Arial"/>
    </style:style>
    <style:style style:name="P21" style:family="paragraph" style:parent-style-name="_39__20_client_20_mission">
      <style:paragraph-properties style:snap-to-layout-grid="false"/>
    </style:style>
    <style:style style:name="P22" style:family="paragraph" style:parent-style-name="_35_2_20_texte_20_bold">
      <style:paragraph-properties style:snap-to-layout-grid="false"/>
    </style:style>
    <style:style style:name="P23" style:family="paragraph" style:parent-style-name="_34__20_sous_20_titre">
      <style:paragraph-properties style:snap-to-layout-grid="false"/>
    </style:style>
    <style:style style:name="P24" style:family="paragraph" style:parent-style-name="_38__20_Date_20_missions">
      <style:paragraph-properties fo:margin-top="0.106cm" fo:margin-bottom="0cm" style:snap-to-layout-grid="false"/>
    </style:style>
    <style:style style:name="P25" style:family="paragraph" style:parent-style-name="_35_1_20_texte" style:list-style-name="L1">
      <style:paragraph-properties style:snap-to-layout-grid="false"/>
    </style:style>
    <style:style style:name="P26" style:family="paragraph" style:parent-style-name="_35_1_20_texte" style:list-style-name="L2">
      <style:paragraph-properties style:snap-to-layout-grid="false"/>
      <style:text-properties fo:language="en" fo:country="GB"/>
    </style:style>
    <style:style style:name="P27" style:family="paragraph" style:parent-style-name="_35_1_20_texte">
      <style:paragraph-properties style:snap-to-layout-grid="false"/>
      <style:text-properties fo:language="en" fo:country="GB"/>
    </style:style>
    <style:style style:name="P28" style:family="paragraph" style:parent-style-name="_35_1_20_texte">
      <style:paragraph-properties style:snap-to-layout-grid="false"/>
    </style:style>
    <style:style style:name="P29" style:family="paragraph" style:parent-style-name="_35_1_20_texte">
      <style:paragraph-properties style:snap-to-layout-grid="false"/>
      <style:text-properties style:font-name-complex="Arial" style:font-size-complex="10pt"/>
    </style:style>
    <style:style style:name="P30" style:family="paragraph" style:parent-style-name="_32__20_Introduction" style:master-page-name="First_20_Page">
      <style:paragraph-properties style:page-number="auto"/>
    </style:style>
    <style:style style:name="P31" style:family="paragraph" style:parent-style-name="_39__20_client_20_mission">
      <style:paragraph-properties style:snap-to-layout-grid="false"/>
    </style:style>
    <style:style style:name="P32" style:family="paragraph" style:parent-style-name="Standard">
      <style:paragraph-properties fo:break-before="page"/>
    </style:style>
    <style:style style:name="P33" style:family="paragraph" style:parent-style-name="_35_2_20_texte_20_bold">
      <style:paragraph-properties style:snap-to-layout-grid="false"/>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language="it" fo:country="I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2">Ingénieur JEE – Eclipse RCP – 9</text:span> <text:s/>ans d’expérience</text:p>
      <text:p text:style-name="P3"/>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12">DOMAINES DE COMPETENCES</text:p>
          </table:table-cell>
          <table:covered-table-cell/>
          <table:covered-table-cell/>
        </table:table-row>
        <table:table-row table:style-name="Tableau1.2">
          <table:table-cell table:style-name="Tableau1.A2" office:value-type="string">
            <text:p text:style-name="P6"/>
          </table:table-cell>
          <table:table-cell table:style-name="Tableau1.A2" table:number-columns-spanned="2" office:value-type="string">
            <text:p text:style-name="P7"/>
          </table:table-cell>
          <table:covered-table-cell/>
        </table:table-row>
        <table:table-row table:style-name="Tableau1.3">
          <table:table-cell table:style-name="Tableau1.A3" table:number-rows-spanned="12" office:value-type="string">
            <text:p text:style-name="P4"/>
          </table:table-cell>
          <table:table-cell table:style-name="Tableau1.A2" table:number-columns-spanned="2" office:value-type="string">
            <text:p text:style-name="P23">Compétences Fonctionnelles</text:p>
          </table:table-cell>
          <table:covered-table-cell/>
        </table:table-row>
        <table:table-row table:style-name="Tableau1.4">
          <table:covered-table-cell/>
          <table:table-cell table:style-name="Tableau1.A2" table:number-columns-spanned="2" office:value-type="string">
            <text:p text:style-name="P13">Gestion documentaire, Logistique/Transport, Nucléaire, Agroalimentaire </text:p>
          </table:table-cell>
          <table:covered-table-cell/>
        </table:table-row>
        <table:table-row table:style-name="Tableau1.5">
          <table:covered-table-cell/>
          <table:table-cell table:style-name="Tableau1.A2" table:number-columns-spanned="2" office:value-type="string">
            <text:p text:style-name="P23">Compétences Process</text:p>
          </table:table-cell>
          <table:covered-table-cell/>
        </table:table-row>
        <table:table-row table:style-name="Tableau1.4">
          <table:covered-table-cell/>
          <table:table-cell table:style-name="Tableau1.A2" table:number-columns-spanned="2" office:value-type="string">
            <text:p text:style-name="P14">Analyse, conception et développement Nouvelles Technologies de logiciels et applications WEB.s</text:p>
            <text:p text:style-name="P14">Rédaction de documents, manuel d’utilisation, proposition commerciales</text:p>
            <text:p text:style-name="P14">Génération code : développement plugin Eclipse <text:a xlink:type="simple" xlink:href="http://akrogen.sourceforge.net/fr/">Akrogen</text:a>.</text:p>
          </table:table-cell>
          <table:covered-table-cell/>
        </table:table-row>
        <table:table-row table:style-name="Tableau1.3">
          <table:covered-table-cell/>
          <table:table-cell table:style-name="Tableau1.A2" table:number-columns-spanned="2" office:value-type="string">
            <text:p text:style-name="P23">Compétences Techniques</text:p>
          </table:table-cell>
          <table:covered-table-cell/>
        </table:table-row>
        <table:table-row table:style-name="Tableau1.4">
          <table:covered-table-cell/>
          <table:table-cell table:style-name="Tableau1.A2" office:value-type="string">
            <text:p text:style-name="P18">Système :</text:p>
          </table:table-cell>
          <table:table-cell table:style-name="Tableau1.A2" office:value-type="string">
            <text:p text:style-name="P13">Windows</text:p>
          </table:table-cell>
        </table:table-row>
        <table:table-row table:style-name="Tableau1.4">
          <table:covered-table-cell/>
          <table:table-cell table:style-name="Tableau1.A2" office:value-type="string">
            <text:p text:style-name="P18">SGBD :</text:p>
          </table:table-cell>
          <table:table-cell table:style-name="Tableau1.A2" office:value-type="string">
            <text:p text:style-name="P13">Oracle 8i-9i-10g, SQL Server 7/2k, MySQL, Sybase ASA 7 et ASE 11.9.2</text:p>
          </table:table-cell>
        </table:table-row>
        <table:table-row table:style-name="Tableau1.4">
          <table:covered-table-cell/>
          <table:table-cell table:style-name="Tableau1.A2" office:value-type="string">
            <text:p text:style-name="P18">Langage :</text:p>
          </table:table-cell>
          <table:table-cell table:style-name="Tableau1.A2" office:value-type="string">
            <text:list xml:id="list31554242" text:style-name="L1">
              <text:list-item>
                <text:p text:style-name="P25">Java : OSGI , Spring DM, Eclipse RCP, SWT/JFace, EMF, GEF, J2EE, JSP, Struts, Ant, POI, Hibernate, Spring, EJB2, Freemarker, Velocity, Web Service (AXIS).</text:p>
              </text:list-item>
              <text:list-item>
                <text:p text:style-name="P25">HTML, CSS, JavaScript, XML, XSL, Ajax, XQuery</text:p>
              </text:list-item>
            </text:list>
          </table:table-cell>
        </table:table-row>
        <table:table-row table:style-name="Tableau1.4">
          <table:covered-table-cell/>
          <table:table-cell table:style-name="Tableau1.A2" office:value-type="string">
            <text:p text:style-name="P18">Technologies :</text:p>
          </table:table-cell>
          <table:table-cell table:style-name="Tableau1.A2" office:value-type="string">
            <text:p text:style-name="P13">Java</text:p>
          </table:table-cell>
        </table:table-row>
        <table:table-row table:style-name="Tableau1.4">
          <table:covered-table-cell/>
          <table:table-cell table:style-name="Tableau1.A2" office:value-type="string">
            <text:p text:style-name="P18">Logiciels:</text:p>
          </table:table-cell>
          <table:table-cell table:style-name="Tableau1.A2" office:value-type="string">
            <text:list xml:id="list31552789" text:style-name="L2">
              <text:list-item>
                <text:p text:style-name="P26">Serveurs applicatifs : Apache/Tomcat 5.0, BEA/WebLogic 6.1-8.1, Orion</text:p>
              </text:list-item>
              <text:list-item>
                <text:p text:style-name="P26">Eclipse, JBuilder 7 et 9, JBuilder X, Visual Studio</text:p>
              </text:list-item>
            </text:list>
          </table:table-cell>
        </table:table-row>
        <table:table-row table:style-name="Tableau1.3">
          <table:covered-table-cell/>
          <table:table-cell table:style-name="Tableau1.A2" table:number-columns-spanned="2" office:value-type="string">
            <text:p text:style-name="P23">Méthodes et Outils associés</text:p>
          </table:table-cell>
          <table:covered-table-cell/>
        </table:table-row>
        <table:table-row table:style-name="Tableau1.4">
          <table:covered-table-cell/>
          <table:table-cell table:style-name="Tableau1.A2" table:number-columns-spanned="2" office:value-type="string">
            <text:p text:style-name="P14">Merise, UML (Power Designer)</text:p>
          </table:table-cell>
          <table:covered-table-cell/>
        </table:table-row>
      </table:table>
      <text:p text:style-name="P9"/>
      <text:p text:style-name="P9"/>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2">REFERENCES SIGNIFICATIVES</text:p>
          </table:table-cell>
          <table:covered-table-cell/>
        </table:table-row>
        <table:table-row table:style-name="Tableau2.2">
          <table:table-cell table:style-name="Tableau2.A2" office:value-type="string">
            <text:p text:style-name="P6"/>
          </table:table-cell>
          <table:table-cell table:style-name="Tableau2.A2" office:value-type="string">
            <text:p text:style-name="P7"/>
          </table:table-cell>
        </table:table-row>
        <table:table-row table:style-name="Tableau2.3">
          <table:table-cell table:style-name="Tableau2.A3" office:value-type="string">
            <text:p text:style-name="P19">2009 </text:p>
          </table:table-cell>
          <table:table-cell table:style-name="Tableau2.A2" office:value-type="string">
            <text:p text:style-name="P13">Commiteur Eclipse depuis janvier 2009. Participe à la future version de l'IDE Eclipse E4 (IBM). <text:s/>Créateur du moteur CSS de E4. </text:p>
          </table:table-cell>
        </table:table-row>
        <table:table-row table:style-name="Tableau2.3">
          <table:table-cell table:style-name="Tableau2.A3" office:value-type="string">
            <text:p text:style-name="P19">2005- 2009</text:p>
          </table:table-cell>
          <table:table-cell table:style-name="Tableau2.A2" office:value-type="string">
            <text:p text:style-name="P13">Projets Open Source : voir blog <text:a xlink:type="simple" xlink:href="http://angelozerr.wordpress.com/about/">http://angelozerr.wordpress.com/about/</text:a></text:p>
          </table:table-cell>
        </table:table-row>
        <table:table-row table:style-name="Tableau2.3">
          <table:table-cell table:style-name="Tableau2.A3" office:value-type="string">
            <text:p text:style-name="P19"/>
          </table:table-cell>
          <table:table-cell table:style-name="Tableau2.A2" office:value-type="string">
            <text:p text:style-name="P13"><text:bookmark-start text:name="REF"/><text:bookmark-end text:name="REF"/></text:p>
          </table:table-cell>
        </table:table-row>
      </table:table>
      <text:p text:style-name="Standard"/>
      <text:p text:style-name="Standard"/>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1"><text:span text:style-name="T3">FORMATION</text:span><text:span text:style-name="T3"> </text:span></text:p>
          </table:table-cell>
          <table:covered-table-cell/>
        </table:table-row>
        <table:table-row table:style-name="Tableau3.2">
          <table:table-cell table:style-name="Tableau3.A2" office:value-type="string">
            <text:p text:style-name="P5"/>
          </table:table-cell>
          <table:table-cell table:style-name="Tableau3.A2" office:value-type="string">
            <text:p text:style-name="P8"/>
          </table:table-cell>
        </table:table-row>
        <table:table-row table:style-name="Tableau3.3">
          <table:table-cell table:style-name="Tableau3.A3" office:value-type="string">
            <text:p text:style-name="P4"/>
          </table:table-cell>
          <table:table-cell table:style-name="Tableau3.A2" office:value-type="string">
            <text:p text:style-name="P13"><text:span text:style-name="_36__20_ajout_20_texte_20_Car">2001 </text:span>: Diplôme d’ingénieur en informatique à l’INSA de Lyon (69).</text:p>
            <text:p text:style-name="_35_1_20_texte"><text:span text:style-name="_36__20_ajout_20_texte_20_Car">1996</text:span>: <text:s/>BAC S option Physique C</text:p>
            <text:p text:style-name="P15"/>
          </table:table-cell>
        </table:table-row>
      </table:table>
      <text:p text:style-name="Standard"><text:soft-page-break/></text:p>
      <table:table table:name="Tableau4" table:style-name="Tableau4">
        <table:table-column table:style-name="Tableau4.A"/>
        <table:table-column table:style-name="Tableau4.B"/>
        <table:table-row table:style-name="Tableau4.1">
          <table:table-cell table:style-name="Tableau4.A1" table:number-columns-spanned="2" office:value-type="string">
            <text:p text:style-name="P12">LANGUES</text:p>
          </table:table-cell>
          <table:covered-table-cell/>
        </table:table-row>
        <table:table-row table:style-name="Tableau4.2">
          <table:table-cell table:style-name="Tableau4.A2" office:value-type="string">
            <text:p text:style-name="P6"/>
          </table:table-cell>
          <table:table-cell table:style-name="Tableau4.A2" office:value-type="string">
            <text:p text:style-name="P7"/>
          </table:table-cell>
        </table:table-row>
        <table:table-row table:style-name="Tableau4.3">
          <table:table-cell table:style-name="Tableau4.A3" office:value-type="string">
            <text:p text:style-name="P20">Anglais</text:p>
          </table:table-cell>
          <table:table-cell table:style-name="Tableau4.A2" office:value-type="string">
            <text:p text:style-name="P13">Niveau Technique</text:p>
          </table:table-cell>
        </table:table-row>
        <table:table-row table:style-name="Tableau4.3">
          <table:table-cell table:style-name="Tableau4.A3" office:value-type="string">
            <text:p text:style-name="P20">Allemand</text:p>
          </table:table-cell>
          <table:table-cell table:style-name="Tableau4.A2" office:value-type="string">
            <text:p text:style-name="P13">Scolaire – Pas de <text:s/>pratique </text:p>
          </table:table-cell>
        </table:table-row>
      </table:table>
      <text:p text:style-name="P3"/>
      <table:table table:name="Tableau5" table:style-name="Tableau5">
        <table:table-column table:style-name="Tableau5.A"/>
        <table:table-row table:style-name="Tableau5.1">
          <table:table-cell table:style-name="Tableau5.A1" office:value-type="string">
            <text:p text:style-name="P12">EXPERIENCES PROFESSIONNELLES</text:p>
          </table:table-cell>
        </table:table-row>
      </table:table>
      <text:p text:style-name="Standard"/>
      <text:p text:style-name="Standard"/>
      <table:table table:name="Tableau6" table:style-name="Tableau6">
        <table:table-column table:style-name="Tableau6.A"/>
        <table:table-column table:style-name="Tableau6.B"/>
        <table:table-column table:style-name="Tableau6.C"/>
        <table:table-row table:style-name="Tableau6.1">
          <table:table-cell table:style-name="Tableau6.A1" table:number-rows-spanned="6" office:value-type="string">
            <text:p text:style-name="P17">Avril 2009 - Aujourd'hui</text:p>
          </table:table-cell>
          <table:table-cell table:style-name="Tableau6.B1" table:number-columns-spanned="2" office:value-type="string">
            <text:p text:style-name="P21">CAF</text:p>
          </table:table-cell>
          <table:covered-table-cell/>
        </table:table-row>
        <table:table-row table:style-name="Tableau6.2">
          <table:covered-table-cell/>
          <table:table-cell table:style-name="Tableau6.B2" office:value-type="string">
            <text:p text:style-name="P22">Projet :</text:p>
          </table:table-cell>
          <table:table-cell table:style-name="Tableau6.B2" office:value-type="string">
            <text:p text:style-name="P13">Projet SIDoc</text:p>
          </table:table-cell>
        </table:table-row>
        <table:table-row table:style-name="Tableau6.2">
          <table:covered-table-cell/>
          <table:table-cell table:style-name="Tableau6.B2" office:value-type="string">
            <text:p text:style-name="P22">Mission :</text:p>
          </table:table-cell>
          <table:table-cell table:style-name="Tableau6.B2" office:value-type="string">
            <text:p text:style-name="P13">Conception / Développement</text:p>
          </table:table-cell>
        </table:table-row>
        <table:table-row table:style-name="Tableau6.2">
          <table:covered-table-cell/>
          <table:table-cell table:style-name="Tableau6.B2" office:value-type="string">
            <text:p text:style-name="P22">Envir. Technique :</text:p>
          </table:table-cell>
          <table:table-cell table:style-name="Tableau6.B2" office:value-type="string">
            <text:p text:style-name="P13">Java JVM Sun (JDK 6), JEE</text:p>
            <text:p text:style-name="P13">base XML X-DB, XQuery, XSL.</text:p>
            <text:p text:style-name="P13">Ajax (Dojo Toolkit)</text:p>
          </table:table-cell>
        </table:table-row>
        <table:table-row table:style-name="Tableau6.2">
          <table:covered-table-cell/>
          <table:table-cell table:style-name="Tableau6.B2" office:value-type="string">
            <text:p text:style-name="P22">Envir. Fonctionnel :</text:p>
          </table:table-cell>
          <table:table-cell table:style-name="Tableau6.B2" office:value-type="string">
            <text:p text:style-name="P13">Gestion documentaire.</text:p>
          </table:table-cell>
        </table:table-row>
        <table:table-row table:style-name="Tableau6.6">
          <table:covered-table-cell/>
          <table:table-cell table:style-name="Tableau6.B2" office:value-type="string">
            <text:p text:style-name="P22">Détail :</text:p>
          </table:table-cell>
          <table:table-cell table:style-name="Tableau6.B2" office:value-type="string">
            <text:p text:style-name="P16">Mise en place de l'application WEB de diffusion (qui sera accéssible dans les accueils des CAF) qui permet de publier les documents XML produits par l'application WEB de production.</text:p>
          </table:table-cell>
        </table:table-row>
      </table:table>
      <text:p text:style-name="Standard"/>
      <table:table table:name="Tableau8" table:style-name="Tableau8">
        <table:table-column table:style-name="Tableau8.A"/>
        <table:table-column table:style-name="Tableau8.B"/>
        <table:table-column table:style-name="Tableau8.C"/>
        <table:table-row table:style-name="Tableau8.1">
          <table:table-cell table:style-name="Tableau8.A1" table:number-rows-spanned="6" office:value-type="string">
            <text:p text:style-name="P17">Septembre 2007 – Mars 2008</text:p>
          </table:table-cell>
          <table:table-cell table:style-name="Tableau8.B1" table:number-columns-spanned="2" office:value-type="string">
            <text:p text:style-name="P21">INFOLOGIC</text:p>
          </table:table-cell>
          <table:covered-table-cell/>
        </table:table-row>
        <table:table-row table:style-name="Tableau8.2">
          <table:covered-table-cell/>
          <table:table-cell table:style-name="Tableau8.B2" office:value-type="string">
            <text:p text:style-name="P22">Projet :</text:p>
          </table:table-cell>
          <table:table-cell table:style-name="Tableau8.B2" office:value-type="string">
            <text:p text:style-name="P13">ERP AgroV3</text:p>
          </table:table-cell>
        </table:table-row>
        <table:table-row table:style-name="Tableau8.2">
          <table:covered-table-cell/>
          <table:table-cell table:style-name="Tableau8.B2" office:value-type="string">
            <text:p text:style-name="P22">Mission :</text:p>
          </table:table-cell>
          <table:table-cell table:style-name="Tableau8.B2" office:value-type="string">
            <text:p text:style-name="P13">Conception / Développement</text:p>
          </table:table-cell>
        </table:table-row>
        <table:table-row table:style-name="Tableau8.2">
          <table:covered-table-cell/>
          <table:table-cell table:style-name="Tableau8.B2" office:value-type="string">
            <text:p text:style-name="P22">Envir. Technique :</text:p>
          </table:table-cell>
          <table:table-cell table:style-name="Tableau8.B2" office:value-type="string">
            <text:p text:style-name="P13">Java Eclipse SWT, JFace, Hibernate.</text:p>
            <text:p text:style-name="P13">Oracle 10g, Tomcat, Eclipse 3.3</text:p>
          </table:table-cell>
        </table:table-row>
        <table:table-row table:style-name="Tableau8.2">
          <table:covered-table-cell/>
          <table:table-cell table:style-name="Tableau8.B2" office:value-type="string">
            <text:p text:style-name="P22">Envir. Fonctionnel :</text:p>
          </table:table-cell>
          <table:table-cell table:style-name="Tableau8.B2" office:value-type="string">
            <text:p text:style-name="P13">Agroalimentaire</text:p>
          </table:table-cell>
        </table:table-row>
        <table:table-row table:style-name="Tableau8.6">
          <table:covered-table-cell/>
          <table:table-cell table:style-name="Tableau8.B2" office:value-type="string">
            <text:p text:style-name="P22">Détail :</text:p>
          </table:table-cell>
          <table:table-cell table:style-name="Tableau8.B2" office:value-type="string">
            <text:p text:style-name="P16">Conception et développement de fonctionnalités dans le <text:s/>module VENTES/ACHATS et COMPTABILITE de l'ERP agrolimentaire AgroV3 de INFOLOGIC. Cet ERP est basé sur les technologies d'Eclipse SWT et JFace.</text:p>
          </table:table-cell>
        </table:table-row>
      </table:table>
      <text:p text:style-name="Standard"/>
      <table:table table:name="Tableau9" table:style-name="Tableau9">
        <table:table-column table:style-name="Tableau9.A"/>
        <table:table-column table:style-name="Tableau9.B"/>
        <table:table-column table:style-name="Tableau9.C"/>
        <table:table-row table:style-name="Tableau9.1">
          <table:table-cell table:style-name="Tableau9.A1" table:number-rows-spanned="6" office:value-type="string">
            <text:p text:style-name="P17">Août 2006 à Août 2007</text:p>
          </table:table-cell>
          <table:table-cell table:style-name="Tableau9.B1" table:number-columns-spanned="2" office:value-type="string">
            <text:p text:style-name="P21">CAF</text:p>
          </table:table-cell>
          <table:covered-table-cell/>
        </table:table-row>
        <table:table-row table:style-name="Tableau9.2">
          <table:covered-table-cell/>
          <table:table-cell table:style-name="Tableau9.B2" office:value-type="string">
            <text:p text:style-name="P22">Projet :</text:p>
          </table:table-cell>
          <table:table-cell table:style-name="Tableau9.B2" office:value-type="string">
            <text:p text:style-name="P13">Projet SIDoc</text:p>
          </table:table-cell>
        </table:table-row>
        <table:table-row table:style-name="Tableau9.2">
          <table:covered-table-cell/>
          <table:table-cell table:style-name="Tableau9.B2" office:value-type="string">
            <text:p text:style-name="P22">Mission :</text:p>
          </table:table-cell>
          <table:table-cell table:style-name="Tableau9.B2" office:value-type="string">
            <text:p text:style-name="P13">Conception / Développement</text:p>
          </table:table-cell>
        </table:table-row>
        <table:table-row table:style-name="Tableau9.2">
          <table:covered-table-cell/>
          <table:table-cell table:style-name="Tableau9.B2" office:value-type="string">
            <text:p text:style-name="P22">Envir. Technique :</text:p>
          </table:table-cell>
          <table:table-cell table:style-name="Tableau9.B2" office:value-type="string">
            <text:p text:style-name="P13">Java JVM Sun (JDK 1.4),JavaScript, ANT</text:p>
            <text:p text:style-name="P13">XML X-Hive, XQuery, les Schémas XML, XForms, et DOJO Toolkit (AJAX).</text:p>
          </table:table-cell>
        </table:table-row>
        <table:table-row table:style-name="Tableau9.2">
          <table:covered-table-cell/>
          <table:table-cell table:style-name="Tableau9.B2" office:value-type="string">
            <text:p text:style-name="P22">Envir. Fonctionnel :</text:p>
          </table:table-cell>
          <table:table-cell table:style-name="Tableau9.B2" office:value-type="string">
            <text:p text:style-name="P13">Gestion documentaire.</text:p>
          </table:table-cell>
        </table:table-row>
        <table:table-row table:style-name="Tableau9.6">
          <table:covered-table-cell/>
          <table:table-cell table:style-name="Tableau9.B2" office:value-type="string">
            <text:p text:style-name="P22">Détail :</text:p>
          </table:table-cell>
          <table:table-cell table:style-name="Tableau9.B2" office:value-type="string">
            <text:p text:style-name="P16">Conception et développement d’un composant XML Java de production et gestion documentaire (SIDoc). Intégration d’une nouvelle collection documentaire.</text:p>
          </table:table-cell>
        </table:table-row>
      </table:table>
      <text:p text:style-name="Standard"/>
      <table:table table:name="Tableau10" table:style-name="Tableau10">
        <table:table-column table:style-name="Tableau10.A"/>
        <table:table-column table:style-name="Tableau10.B"/>
        <table:table-column table:style-name="Tableau10.C"/>
        <text:soft-page-break/>
        <table:table-row table:style-name="Tableau10.1">
          <table:table-cell table:style-name="Tableau10.A1" table:number-rows-spanned="6" office:value-type="string">
            <text:p text:style-name="P17">Janvier 2006 à Juillet 2006</text:p>
          </table:table-cell>
          <table:table-cell table:style-name="Tableau10.B1" table:number-columns-spanned="2" office:value-type="string">
            <text:p text:style-name="P21">Lafarge (Sword)</text:p>
          </table:table-cell>
          <table:covered-table-cell/>
        </table:table-row>
        <table:table-row table:style-name="Tableau10.2">
          <table:covered-table-cell/>
          <table:table-cell table:style-name="Tableau10.B2" office:value-type="string">
            <text:p text:style-name="P22">Projet :</text:p>
          </table:table-cell>
          <table:table-cell table:style-name="Tableau10.B2" office:value-type="string">
            <text:p text:style-name="P13">Projet LAFARGE - SAFARI</text:p>
          </table:table-cell>
        </table:table-row>
        <table:table-row table:style-name="Tableau10.2">
          <table:covered-table-cell/>
          <table:table-cell table:style-name="Tableau10.B2" office:value-type="string">
            <text:p text:style-name="P22">Mission :</text:p>
          </table:table-cell>
          <table:table-cell table:style-name="Tableau10.B2" office:value-type="string">
            <text:p text:style-name="P13">Conception / Développement</text:p>
          </table:table-cell>
        </table:table-row>
        <table:table-row table:style-name="Tableau10.2">
          <table:covered-table-cell/>
          <table:table-cell table:style-name="Tableau10.B2" office:value-type="string">
            <text:p text:style-name="P22">Envir. Technique :</text:p>
          </table:table-cell>
          <table:table-cell table:style-name="Tableau10.B2" office:value-type="string">
            <text:p text:style-name="P13">Java JVM Sun (JDK 1.4), <text:s/>SPRING, Struts et Hibernate</text:p>
            <text:p text:style-name="P13">Oracle 0, Eclipse 3.2, Tomcat</text:p>
          </table:table-cell>
        </table:table-row>
        <table:table-row table:style-name="Tableau10.2">
          <table:covered-table-cell/>
          <table:table-cell table:style-name="Tableau10.B2" office:value-type="string">
            <text:p text:style-name="P22">Envir. Fonctionnel :</text:p>
          </table:table-cell>
          <table:table-cell table:style-name="Tableau10.B2" office:value-type="string">
            <text:p text:style-name="P13">Calcul scientifique &amp; beton.</text:p>
          </table:table-cell>
        </table:table-row>
        <table:table-row table:style-name="Tableau10.6">
          <table:covered-table-cell/>
          <table:table-cell table:style-name="Tableau10.B2" office:value-type="string">
            <text:p text:style-name="P22">Détail :</text:p>
          </table:table-cell>
          <table:table-cell table:style-name="Tableau10.B2" office:value-type="string">
            <text:p text:style-name="P16">Spécification, Conception et réalisation de l’application WEB Safari permettant d’effectuer des calculs mathématiques à partir de modèles saisis. Les calculs étant complexes et long, AJAX a été mis en place pour afficher une barre de progression du calcul. <text:s/>.</text:p>
          </table:table-cell>
        </table:table-row>
      </table:table>
      <text:p text:style-name="Standard"/>
      <table:table table:name="Tableau11" table:style-name="Tableau11">
        <table:table-column table:style-name="Tableau11.A"/>
        <table:table-column table:style-name="Tableau11.B"/>
        <table:table-column table:style-name="Tableau11.C"/>
        <table:table-row table:style-name="Tableau11.1">
          <table:table-cell table:style-name="Tableau11.A1" table:number-rows-spanned="6" office:value-type="string">
            <text:p text:style-name="P17">Août 2005 à Décembre 2005</text:p>
          </table:table-cell>
          <table:table-cell table:style-name="Tableau11.B1" table:number-columns-spanned="2" office:value-type="string">
            <text:p text:style-name="P21">Lafarge (Sword)</text:p>
          </table:table-cell>
          <table:covered-table-cell/>
        </table:table-row>
        <table:table-row table:style-name="Tableau11.2">
          <table:covered-table-cell/>
          <table:table-cell table:style-name="Tableau11.B2" office:value-type="string">
            <text:p text:style-name="P22">Projet :</text:p>
          </table:table-cell>
          <table:table-cell table:style-name="Tableau11.B2" office:value-type="string">
            <text:p text:style-name="P13">Projet LAFARGE - CPM</text:p>
          </table:table-cell>
        </table:table-row>
        <table:table-row table:style-name="Tableau11.2">
          <table:covered-table-cell/>
          <table:table-cell table:style-name="Tableau11.B2" office:value-type="string">
            <text:p text:style-name="P22">Mission :</text:p>
          </table:table-cell>
          <table:table-cell table:style-name="Tableau11.B2" office:value-type="string">
            <text:p text:style-name="P13">Conception / Développement</text:p>
          </table:table-cell>
        </table:table-row>
        <table:table-row table:style-name="Tableau11.2">
          <table:covered-table-cell/>
          <table:table-cell table:style-name="Tableau11.B2" office:value-type="string">
            <text:p text:style-name="P22">Envir. Technique :</text:p>
          </table:table-cell>
          <table:table-cell table:style-name="Tableau11.B2" office:value-type="string">
            <text:p text:style-name="P13">Java JVM Sun (JDK 1.4), <text:s/>Struts et Hibernate</text:p>
            <text:p text:style-name="P13">Oracle 0, Eclipse 3.2, Tomcat</text:p>
          </table:table-cell>
        </table:table-row>
        <table:table-row table:style-name="Tableau11.2">
          <table:covered-table-cell/>
          <table:table-cell table:style-name="Tableau11.B2" office:value-type="string">
            <text:p text:style-name="P22">Envir. Fonctionnel :</text:p>
          </table:table-cell>
          <table:table-cell table:style-name="Tableau11.B2" office:value-type="string">
            <text:p text:style-name="P13">Calcul scientifique &amp; beton.</text:p>
          </table:table-cell>
        </table:table-row>
        <table:table-row table:style-name="Tableau11.6">
          <table:covered-table-cell/>
          <table:table-cell table:style-name="Tableau11.B2" office:value-type="string">
            <text:p text:style-name="P22">Détail :</text:p>
          </table:table-cell>
          <table:table-cell table:style-name="Tableau11.B2" office:value-type="string">
            <text:p text:style-name="P16">Réalisation de l’application WEB CPM permettant d’effectuer des calculs mathématiques à partir de modèles saisis. </text:p>
          </table:table-cell>
        </table:table-row>
      </table:table>
      <text:p text:style-name="Standard"/>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6" office:value-type="string">
            <text:p text:style-name="P17">Juin 2005 à Juillet 2005</text:p>
          </table:table-cell>
          <table:table-cell table:style-name="Tableau12.B1" table:number-columns-spanned="2" office:value-type="string">
            <text:p text:style-name="P21">Wyniwyg</text:p>
          </table:table-cell>
          <table:covered-table-cell/>
        </table:table-row>
        <table:table-row table:style-name="Tableau12.2">
          <table:covered-table-cell/>
          <table:table-cell table:style-name="Tableau12.B2" office:value-type="string">
            <text:p text:style-name="P22">Projet :</text:p>
          </table:table-cell>
          <table:table-cell table:style-name="Tableau12.B2" office:value-type="string">
            <text:p text:style-name="P13">Etude JSF &amp; Hibernate</text:p>
          </table:table-cell>
        </table:table-row>
        <table:table-row table:style-name="Tableau12.2">
          <table:covered-table-cell/>
          <table:table-cell table:style-name="Tableau12.B2" office:value-type="string">
            <text:p text:style-name="P22">Mission :</text:p>
          </table:table-cell>
          <table:table-cell table:style-name="Tableau12.B2" office:value-type="string">
            <text:p text:style-name="P13">R&amp;D</text:p>
          </table:table-cell>
        </table:table-row>
        <table:table-row table:style-name="Tableau12.2">
          <table:covered-table-cell/>
          <table:table-cell table:style-name="Tableau12.B2" office:value-type="string">
            <text:p text:style-name="P22">Envir. Technique :</text:p>
          </table:table-cell>
          <table:table-cell table:style-name="Tableau12.B2" office:value-type="string">
            <text:p text:style-name="P13">Java JVM Sun (JDK 1.4), <text:s/>JSF et Hibernate</text:p>
            <text:p text:style-name="P13">Oracle 0, Eclipse 3.2, Tomcat</text:p>
          </table:table-cell>
        </table:table-row>
        <table:table-row table:style-name="Tableau12.2">
          <table:covered-table-cell/>
          <table:table-cell table:style-name="Tableau12.B2" office:value-type="string">
            <text:p text:style-name="P22">Envir. Fonctionnel :</text:p>
          </table:table-cell>
          <table:table-cell table:style-name="Tableau12.B2" office:value-type="string">
            <text:p text:style-name="P13">R&amp;D</text:p>
          </table:table-cell>
        </table:table-row>
        <table:table-row table:style-name="Tableau12.6">
          <table:covered-table-cell/>
          <table:table-cell table:style-name="Tableau12.B2" office:value-type="string">
            <text:p text:style-name="P22">Détail :</text:p>
          </table:table-cell>
          <table:table-cell table:style-name="Tableau12.B2" office:value-type="string">
            <text:p text:style-name="P13">Étude du nouveau framework Java Server Faces. Comparaison avec STRUTS. Test des outils de développement JSF.</text:p>
            <text:p text:style-name="P13"/>
            <text:p text:style-name="P13">Etude Hibernate : développement d’une Application WEB qui utilise Hibernate dans différents contextes.</text:p>
          </table:table-cell>
        </table:table-row>
      </table:table>
      <text:p text:style-name="Standard"/>
      <text:p text:style-name="P32"/>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6" office:value-type="string">
            <text:p text:style-name="P17">Septembre 2004 à Mai <text:s/>2005</text:p>
          </table:table-cell>
          <table:table-cell table:style-name="Tableau13.B1" table:number-columns-spanned="2" office:value-type="string">
            <text:p text:style-name="P21">EDF</text:p>
          </table:table-cell>
          <table:covered-table-cell/>
        </table:table-row>
        <table:table-row table:style-name="Tableau13.2">
          <table:covered-table-cell/>
          <table:table-cell table:style-name="Tableau13.B2" office:value-type="string">
            <text:p text:style-name="P22">Projet :</text:p>
          </table:table-cell>
          <table:table-cell table:style-name="Tableau13.B2" office:value-type="string">
            <text:p text:style-name="P13">Projet EDF – BRHM</text:p>
          </table:table-cell>
        </table:table-row>
        <table:table-row table:style-name="Tableau13.2">
          <table:covered-table-cell/>
          <table:table-cell table:style-name="Tableau13.B2" office:value-type="string">
            <text:p text:style-name="P22">Mission :</text:p>
          </table:table-cell>
          <table:table-cell table:style-name="Tableau13.B2" office:value-type="string">
            <text:p text:style-name="P13">Conception / Développement</text:p>
          </table:table-cell>
        </table:table-row>
        <table:table-row table:style-name="Tableau13.2">
          <table:covered-table-cell/>
          <table:table-cell table:style-name="Tableau13.B2" office:value-type="string">
            <text:p text:style-name="P22">Envir. Technique :</text:p>
          </table:table-cell>
          <table:table-cell table:style-name="Tableau13.B2" office:value-type="string">
            <text:p text:style-name="P13">Java JVM Sun (JDK 1.3), EJB 2.0, Framework Struts, JSP, JavaScript, ANT </text:p>
            <text:p text:style-name="P13">Oracle 8i, WebLogic 6.1, Borland JBuilder X, Windows 2000, XML, XSL, Apache FOP.</text:p>
          </table:table-cell>
        </table:table-row>
        <table:table-row table:style-name="Tableau13.2">
          <table:covered-table-cell/>
          <table:table-cell table:style-name="Tableau13.B2" office:value-type="string">
            <text:p text:style-name="P22">Envir. Fonctionnel :</text:p>
          </table:table-cell>
          <table:table-cell table:style-name="Tableau13.B2" office:value-type="string">
            <text:p text:style-name="P13">Nucléaire</text:p>
          </table:table-cell>
        </table:table-row>
        <table:table-row table:style-name="Tableau13.6">
          <table:covered-table-cell/>
          <table:table-cell table:style-name="Tableau13.B2" office:value-type="string">
            <text:p text:style-name="P22">Détail :</text:p>
          </table:table-cell>
          <table:table-cell table:style-name="Tableau13.B2" office:value-type="string">
            <text:p text:style-name="P16"><text:tab/>Développement d’une application nationale permettant de gérer l’annuaire des agents EDF et des agents extérieurs ainsi que leurs accueils, badges, habilitations, autorisations, etc …Prise en charge de l’interfaçage de cette application avec les autres applications existantes.</text:p>
            <text:p text:style-name="P16"/>
          </table:table-cell>
        </table:table-row>
      </table:table>
      <text:p text:style-name="Standard"/>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6" office:value-type="string">
            <text:p text:style-name="P17">Juin 2004 à Août <text:s/>2004</text:p>
          </table:table-cell>
          <table:table-cell table:style-name="Tableau14.B1" table:number-columns-spanned="2" office:value-type="string">
            <text:p text:style-name="P21">Wyniwyg</text:p>
          </table:table-cell>
          <table:covered-table-cell/>
        </table:table-row>
        <table:table-row table:style-name="Tableau14.2">
          <table:covered-table-cell/>
          <table:table-cell table:style-name="Tableau14.B2" office:value-type="string">
            <text:p text:style-name="P22">Projet :</text:p>
          </table:table-cell>
          <table:table-cell table:style-name="Tableau14.B2" office:value-type="string">
            <text:p text:style-name="P13">Génération code</text:p>
          </table:table-cell>
        </table:table-row>
        <table:table-row table:style-name="Tableau14.2">
          <table:covered-table-cell/>
          <table:table-cell table:style-name="Tableau14.B2" office:value-type="string">
            <text:p text:style-name="P22">Mission :</text:p>
          </table:table-cell>
          <table:table-cell table:style-name="Tableau14.B2" office:value-type="string">
            <text:p text:style-name="P13">Conception / Développement</text:p>
          </table:table-cell>
        </table:table-row>
        <table:table-row table:style-name="Tableau14.2">
          <table:covered-table-cell/>
          <table:table-cell table:style-name="Tableau14.B2" office:value-type="string">
            <text:p text:style-name="P22">Envir. Technique :</text:p>
          </table:table-cell>
          <table:table-cell table:style-name="Tableau14.B2" office:value-type="string">
            <text:p text:style-name="P13">Windows 2000, ANT, Java, XML (JDOM), Xpath, Velocity, ANT, JavaScript, Tomcat, AXIS (Web Service)</text:p>
          </table:table-cell>
        </table:table-row>
        <table:table-row table:style-name="Tableau14.2">
          <table:covered-table-cell/>
          <table:table-cell table:style-name="Tableau14.B2" office:value-type="string">
            <text:p text:style-name="P22">Envir. Fonctionnel :</text:p>
          </table:table-cell>
          <table:table-cell table:style-name="Tableau14.B2" office:value-type="string">
            <text:p text:style-name="P13">Génération code</text:p>
          </table:table-cell>
        </table:table-row>
        <table:table-row table:style-name="Tableau14.6">
          <table:covered-table-cell/>
          <table:table-cell table:style-name="Tableau14.B2" office:value-type="string">
            <text:p text:style-name="P22">Détail :</text:p>
          </table:table-cell>
          <table:table-cell table:style-name="Tableau14.B2" office:value-type="string">
            <text:p text:style-name="P16">Projet OGC, Réalisation d’un outil de génération de code :développement du moteur de génération de codes s’appuyant sur ANT</text:p>
            <text:p text:style-name="P16"/>
            <text:p text:style-name="P16">Réalisation du module Java Struts permettant de générer toutes les entités constituant <text:s/>un projet Struts.</text:p>
            <text:p text:style-name="P16"/>
          </table:table-cell>
        </table:table-row>
      </table:table>
      <text:p text:style-name="Standard"/>
      <table:table table:name="Tableau15" table:style-name="Tableau15">
        <table:table-column table:style-name="Tableau15.A"/>
        <table:table-column table:style-name="Tableau15.B"/>
        <table:table-column table:style-name="Tableau15.C"/>
        <table:table-row table:style-name="Tableau15.1">
          <table:table-cell table:style-name="Tableau15.A1" table:number-rows-spanned="6" office:value-type="string">
            <text:p text:style-name="P17">Novembre 2003 à Mai <text:s/>2004</text:p>
          </table:table-cell>
          <table:table-cell table:style-name="Tableau15.B1" table:number-columns-spanned="2" office:value-type="string">
            <text:p text:style-name="P21">CCIP</text:p>
          </table:table-cell>
          <table:covered-table-cell/>
        </table:table-row>
        <table:table-row table:style-name="Tableau15.2">
          <table:covered-table-cell/>
          <table:table-cell table:style-name="Tableau15.B2" office:value-type="string">
            <text:p text:style-name="P22">Projet :</text:p>
          </table:table-cell>
          <table:table-cell table:style-name="Tableau15.B2" office:value-type="string">
            <text:p text:style-name="P13">Projet CCIP - Réalisation du portail géomatique de la CCIP</text:p>
          </table:table-cell>
        </table:table-row>
        <table:table-row table:style-name="Tableau15.2">
          <table:covered-table-cell/>
          <table:table-cell table:style-name="Tableau15.B2" office:value-type="string">
            <text:p text:style-name="P22">Mission :</text:p>
          </table:table-cell>
          <table:table-cell table:style-name="Tableau15.B2" office:value-type="string">
            <text:p text:style-name="P13">Développement</text:p>
          </table:table-cell>
        </table:table-row>
        <table:table-row table:style-name="Tableau15.2">
          <table:covered-table-cell/>
          <table:table-cell table:style-name="Tableau15.B2" office:value-type="string">
            <text:p text:style-name="P22">Envir. Technique :</text:p>
          </table:table-cell>
          <table:table-cell table:style-name="Tableau15.B2" office:value-type="string">
            <text:p text:style-name="P13">MapXtreme (MapInfo), ASP, Oracle 8i</text:p>
          </table:table-cell>
        </table:table-row>
        <table:table-row table:style-name="Tableau15.2">
          <table:covered-table-cell/>
          <table:table-cell table:style-name="Tableau15.B2" office:value-type="string">
            <text:p text:style-name="P22">Envir. Fonctionnel :</text:p>
          </table:table-cell>
          <table:table-cell table:style-name="Tableau15.B2" office:value-type="string">
            <text:p text:style-name="P13">Cartographie</text:p>
          </table:table-cell>
        </table:table-row>
        <table:table-row table:style-name="Tableau15.6">
          <table:covered-table-cell/>
          <table:table-cell table:style-name="Tableau15.B2" office:value-type="string">
            <text:p text:style-name="P22">Détail :</text:p>
          </table:table-cell>
          <table:table-cell table:style-name="Tableau15.B2" office:value-type="string">
            <text:p text:style-name="P16">Cet Intranet permet la visualisation des informations statistiques de la CCIP (taux de chômage, population) en les recoupant avec une base de données géographique. Les données géographiques s'appuient sur le composant MapXtreme de MapInfo.</text:p>
            <text:p text:style-name="P16"/>
          </table:table-cell>
        </table:table-row>
      </table:table>
      <text:p text:style-name="Standard"/>
      <text:p text:style-name="P32"/>
      <table:table table:name="Tableau16" table:style-name="Tableau16">
        <table:table-column table:style-name="Tableau16.A"/>
        <table:table-column table:style-name="Tableau16.B"/>
        <table:table-column table:style-name="Tableau16.C"/>
        <table:table-row table:style-name="Tableau16.1">
          <table:table-cell table:style-name="Tableau16.A1" table:number-rows-spanned="6" office:value-type="string">
            <text:p text:style-name="P17">Février 2003 à Octobre <text:s/>2003</text:p>
          </table:table-cell>
          <table:table-cell table:style-name="Tableau16.B1" table:number-columns-spanned="2" office:value-type="string">
            <text:p text:style-name="P21">FFT</text:p>
          </table:table-cell>
          <table:covered-table-cell/>
        </table:table-row>
        <table:table-row table:style-name="Tableau16.2">
          <table:covered-table-cell/>
          <table:table-cell table:style-name="Tableau16.B2" office:value-type="string">
            <text:p text:style-name="P22">Projet :</text:p>
          </table:table-cell>
          <table:table-cell table:style-name="Tableau16.B2" office:value-type="string">
            <text:p text:style-name="P13">Gestion sportive de la FFT</text:p>
          </table:table-cell>
        </table:table-row>
        <table:table-row table:style-name="Tableau16.2">
          <table:covered-table-cell/>
          <table:table-cell table:style-name="Tableau16.B2" office:value-type="string">
            <text:p text:style-name="P22">Mission :</text:p>
          </table:table-cell>
          <table:table-cell table:style-name="Tableau16.B2" office:value-type="string">
            <text:p text:style-name="P13">Conception / Développement</text:p>
          </table:table-cell>
        </table:table-row>
        <table:table-row table:style-name="Tableau16.2">
          <table:covered-table-cell/>
          <table:table-cell table:style-name="Tableau16.B2" office:value-type="string">
            <text:p text:style-name="P22">Envir. Technique :</text:p>
          </table:table-cell>
          <table:table-cell table:style-name="Tableau16.B2" office:value-type="string">
            <text:p text:style-name="P13">Java Struts, Sybase ASE, HP UX 11, Linux, WebSphere 5, WSAD 5 <text:s text:c="2"/>Java Struts, Sybase ASE, HP UX 11, Linux, WebSphere 5, WSAD 5 <text:s text:c="2"/></text:p>
          </table:table-cell>
        </table:table-row>
        <table:table-row table:style-name="Tableau16.2">
          <table:covered-table-cell/>
          <table:table-cell table:style-name="Tableau16.B2" office:value-type="string">
            <text:p text:style-name="P22">Envir. Fonctionnel :</text:p>
          </table:table-cell>
          <table:table-cell table:style-name="Tableau16.B2" office:value-type="string">
            <text:p text:style-name="P13">Tennis</text:p>
          </table:table-cell>
        </table:table-row>
        <table:table-row table:style-name="Tableau16.6">
          <table:covered-table-cell/>
          <table:table-cell table:style-name="Tableau16.B2" office:value-type="string">
            <text:p text:style-name="P22">Détail :</text:p>
          </table:table-cell>
          <table:table-cell table:style-name="Tableau16.B2" office:value-type="string">
            <text:p text:style-name="P16">Réalisation d’une Application Web de gestions des tournois s’appuyant sur le framework STRUTS. Le langage VTXML (XML + XSL) a été utilisé pour rendre opérationnelle l’application Web sur Minitel.</text:p>
          </table:table-cell>
        </table:table-row>
      </table:table>
      <text:p text:style-name="Standard"/>
      <table:table table:name="Tableau17" table:style-name="Tableau17">
        <table:table-column table:style-name="Tableau17.A"/>
        <table:table-column table:style-name="Tableau17.B"/>
        <table:table-column table:style-name="Tableau17.C"/>
        <table:table-row table:style-name="Tableau17.1">
          <table:table-cell table:style-name="Tableau17.A1" table:number-rows-spanned="6" office:value-type="string">
            <text:p text:style-name="P17">Juillet 2002 à Janvier <text:s/>2003</text:p>
          </table:table-cell>
          <table:table-cell table:style-name="Tableau17.B1" table:number-columns-spanned="2" office:value-type="string">
            <text:p text:style-name="P21">CETE (Ministére Equipement)</text:p>
          </table:table-cell>
          <table:covered-table-cell/>
        </table:table-row>
        <table:table-row table:style-name="Tableau17.2">
          <table:covered-table-cell/>
          <table:table-cell table:style-name="Tableau17.B2" office:value-type="string">
            <text:p text:style-name="P22">Projet :</text:p>
          </table:table-cell>
          <table:table-cell table:style-name="Tableau17.B2" office:value-type="string">
            <text:p text:style-name="P13">CETE (Ministère de l’Équipement) - WebService</text:p>
          </table:table-cell>
        </table:table-row>
        <table:table-row table:style-name="Tableau17.2">
          <table:covered-table-cell/>
          <table:table-cell table:style-name="Tableau17.B2" office:value-type="string">
            <text:p text:style-name="P22">Mission :</text:p>
          </table:table-cell>
          <table:table-cell table:style-name="Tableau17.B2" office:value-type="string">
            <text:p text:style-name="P13">Développement</text:p>
          </table:table-cell>
        </table:table-row>
        <table:table-row table:style-name="Tableau17.2">
          <table:covered-table-cell/>
          <table:table-cell table:style-name="Tableau17.B2" office:value-type="string">
            <text:p text:style-name="P22">Envir. Technique :</text:p>
          </table:table-cell>
          <table:table-cell table:style-name="Tableau17.B2" office:value-type="string">
            <text:p text:style-name="P13">Windows <text:s/>98,Oracle 8i, Apache Tomcat 4, JBuilder 7, <text:s/>Web Service Kit, Visual Basic, JAVA, XML/XSD , SOAP, Velocity , Struts.</text:p>
          </table:table-cell>
        </table:table-row>
        <table:table-row table:style-name="Tableau17.2">
          <table:covered-table-cell/>
          <table:table-cell table:style-name="Tableau17.B2" office:value-type="string">
            <text:p text:style-name="P22">Envir. Fonctionnel :</text:p>
          </table:table-cell>
          <table:table-cell table:style-name="Tableau17.B2" office:value-type="string">
            <text:p text:style-name="P13">Ministère de l’Équipement</text:p>
          </table:table-cell>
        </table:table-row>
        <table:table-row table:style-name="Tableau17.6">
          <table:covered-table-cell/>
          <table:table-cell table:style-name="Tableau17.B2" office:value-type="string">
            <text:p text:style-name="P22">Détail :</text:p>
          </table:table-cell>
          <table:table-cell table:style-name="Tableau17.B2" office:value-type="string">
            <text:p text:style-name="P16">Conception et développement d’un prototype de WebService dans le cadre de la refonte des applications nationales du ministère initiée par un projet de dématérialisation.</text:p>
            <text:p text:style-name="P16"/>
            <text:p text:style-name="P16">Mise en évidence les contraintes techniques, budgétaires et organisationnelles liées à l’architecture logicielle retenue (WebService)</text:p>
          </table:table-cell>
        </table:table-row>
      </table:table>
      <text:p text:style-name="Standard"/>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6" office:value-type="string">
            <text:p text:style-name="P17">Mai 2002 à Juin <text:s/>2002</text:p>
          </table:table-cell>
          <table:table-cell table:style-name="Tableau18.B1" table:number-columns-spanned="2" office:value-type="string">
            <text:p text:style-name="P21">Wyniwyg</text:p>
          </table:table-cell>
          <table:covered-table-cell/>
        </table:table-row>
        <table:table-row table:style-name="Tableau18.2">
          <table:covered-table-cell/>
          <table:table-cell table:style-name="Tableau18.B2" office:value-type="string">
            <text:p text:style-name="P22">Projet :</text:p>
          </table:table-cell>
          <table:table-cell table:style-name="Tableau18.B2" office:value-type="string">
            <text:p text:style-name="P13">Génération code</text:p>
          </table:table-cell>
        </table:table-row>
        <table:table-row table:style-name="Tableau18.2">
          <table:covered-table-cell/>
          <table:table-cell table:style-name="Tableau18.B2" office:value-type="string">
            <text:p text:style-name="P22">Mission :</text:p>
          </table:table-cell>
          <table:table-cell table:style-name="Tableau18.B2" office:value-type="string">
            <text:p text:style-name="P13">Conception / Développement</text:p>
          </table:table-cell>
        </table:table-row>
        <table:table-row table:style-name="Tableau18.2">
          <table:covered-table-cell/>
          <table:table-cell table:style-name="Tableau18.B2" office:value-type="string">
            <text:p text:style-name="P22">Envir. Technique :</text:p>
          </table:table-cell>
          <table:table-cell table:style-name="Tableau18.B2" office:value-type="string">
            <text:p text:style-name="P13">JAVA, Velocity , Struts.</text:p>
          </table:table-cell>
        </table:table-row>
        <table:table-row table:style-name="Tableau18.2">
          <table:covered-table-cell/>
          <table:table-cell table:style-name="Tableau18.B2" office:value-type="string">
            <text:p text:style-name="P22">Envir. Fonctionnel :</text:p>
          </table:table-cell>
          <table:table-cell table:style-name="Tableau18.B2" office:value-type="string">
            <text:p text:style-name="P13">Génération code</text:p>
          </table:table-cell>
        </table:table-row>
        <table:table-row table:style-name="Tableau18.6">
          <table:covered-table-cell/>
          <table:table-cell table:style-name="Tableau18.B2" office:value-type="string">
            <text:p text:style-name="P22">Détail :</text:p>
          </table:table-cell>
          <table:table-cell table:style-name="Tableau18.B2" office:value-type="string">
            <text:p text:style-name="P16">Réalisation d’une Application Web <text:s/>permettant de générer le code STRUTS à partir d’une requête SQL (mise à jour du struts-config, génération des JSP et des actions JAVA).</text:p>
          </table:table-cell>
        </table:table-row>
      </table:table>
      <text:p text:style-name="Standard"/>
      <text:p text:style-name="P32"/>
      <table:table table:name="Tableau7" table:style-name="Tableau7">
        <table:table-column table:style-name="Tableau7.A"/>
        <table:table-column table:style-name="Tableau7.B"/>
        <table:table-column table:style-name="Tableau7.C"/>
        <table:table-row table:style-name="Tableau7.1">
          <table:table-cell table:style-name="Tableau7.A1" table:number-rows-spanned="6" office:value-type="string">
            <text:p text:style-name="P17">Mars 2002 à Avril 2002</text:p>
          </table:table-cell>
          <table:table-cell table:style-name="Tableau7.B1" table:number-columns-spanned="2" office:value-type="string">
            <text:p text:style-name="P21">APAVE Lyon </text:p>
          </table:table-cell>
          <table:covered-table-cell/>
        </table:table-row>
        <table:table-row table:style-name="Tableau7.2">
          <table:covered-table-cell/>
          <table:table-cell table:style-name="Tableau7.B2" office:value-type="string">
            <text:p text:style-name="P22">Projet :</text:p>
          </table:table-cell>
          <table:table-cell table:style-name="Tableau7.B2" office:value-type="string">
            <text:p text:style-name="P13">APAVE Lyon – Extranet Bugless</text:p>
          </table:table-cell>
        </table:table-row>
        <table:table-row table:style-name="Tableau7.2">
          <table:covered-table-cell/>
          <table:table-cell table:style-name="Tableau7.B2" office:value-type="string">
            <text:p text:style-name="P22">Mission :</text:p>
          </table:table-cell>
          <table:table-cell table:style-name="Tableau7.B2" office:value-type="string">
            <text:p text:style-name="P16">Conception / Développement</text:p>
          </table:table-cell>
        </table:table-row>
        <table:table-row table:style-name="Tableau7.2">
          <table:covered-table-cell/>
          <table:table-cell table:style-name="Tableau7.B2" office:value-type="string">
            <text:p text:style-name="P22">Envir. Technique :</text:p>
          </table:table-cell>
          <table:table-cell table:style-name="Tableau7.B2" office:value-type="string">
            <text:p text:style-name="P13">Java, Framework Struts, Velocity, JVM Sun (JDK 1.3/1.4), Windows 2000, SQL Serveur 2000, Apache/Tomcat 4.0, Orion AppServer, Borland JBuilder 7</text:p>
          </table:table-cell>
        </table:table-row>
        <table:table-row table:style-name="Tableau7.2">
          <table:covered-table-cell/>
          <table:table-cell table:style-name="Tableau7.B2" office:value-type="string">
            <text:p text:style-name="P22">Envir. Fonctionnel :</text:p>
          </table:table-cell>
          <table:table-cell table:style-name="Tableau7.B2" office:value-type="string">
            <text:p text:style-name="P13">Gestion de projets</text:p>
          </table:table-cell>
        </table:table-row>
        <table:table-row table:style-name="Tableau7.6">
          <table:covered-table-cell/>
          <table:table-cell table:style-name="Tableau7.B2" office:value-type="string">
            <text:p text:style-name="P22">Détail :</text:p>
          </table:table-cell>
          <table:table-cell table:style-name="Tableau7.B2" office:value-type="string">
            <text:p text:style-name="P16">Conception, réalisation, maintenance d’une webapp de suivi de projet, incluant un module de gestion des dysfonctionnements, un module de gestion des tâches d’un projet et un module de gestion documentaire. </text:p>
          </table:table-cell>
        </table:table-row>
      </table:table>
      <text:p text:style-name="Standard"/>
      <table:table table:name="Tableau19" table:style-name="Tableau19">
        <table:table-column table:style-name="Tableau19.A"/>
        <table:table-column table:style-name="Tableau19.B"/>
        <table:table-column table:style-name="Tableau19.C"/>
        <table:table-row table:style-name="Tableau19.1">
          <table:table-cell table:style-name="Tableau19.A1" table:number-rows-spanned="6" office:value-type="string">
            <text:p text:style-name="P17">Décembre 2001 à Février 2002</text:p>
          </table:table-cell>
          <table:table-cell table:style-name="Tableau19.B1" table:number-columns-spanned="2" office:value-type="string">
            <text:p text:style-name="P21">Norbert Dentressangle</text:p>
          </table:table-cell>
          <table:covered-table-cell/>
        </table:table-row>
        <table:table-row table:style-name="Tableau19.2">
          <table:covered-table-cell/>
          <table:table-cell table:style-name="Tableau19.B2" office:value-type="string">
            <text:p text:style-name="P22">Projet :</text:p>
          </table:table-cell>
          <table:table-cell table:style-name="Tableau19.B2" office:value-type="string">
            <text:p text:style-name="P13">Application Client/Serveur</text:p>
          </table:table-cell>
        </table:table-row>
        <table:table-row table:style-name="Tableau19.2">
          <table:covered-table-cell/>
          <table:table-cell table:style-name="Tableau19.B2" office:value-type="string">
            <text:p text:style-name="P22">Mission :</text:p>
          </table:table-cell>
          <table:table-cell table:style-name="Tableau19.B2" office:value-type="string">
            <text:p text:style-name="P16">Développement</text:p>
          </table:table-cell>
        </table:table-row>
        <table:table-row table:style-name="Tableau19.2">
          <table:covered-table-cell/>
          <table:table-cell table:style-name="Tableau19.B2" office:value-type="string">
            <text:p text:style-name="P22">Envir. Technique :</text:p>
          </table:table-cell>
          <table:table-cell table:style-name="Tableau19.B2" office:value-type="string">
            <text:p text:style-name="P13">Microsoft NT, MS Access, VB6</text:p>
          </table:table-cell>
        </table:table-row>
        <table:table-row table:style-name="Tableau19.2">
          <table:covered-table-cell/>
          <table:table-cell table:style-name="Tableau19.B2" office:value-type="string">
            <text:p text:style-name="P22">Envir. Fonctionnel :</text:p>
          </table:table-cell>
          <table:table-cell table:style-name="Tableau19.B2" office:value-type="string">
            <text:p text:style-name="P13">Logistique/Transport</text:p>
          </table:table-cell>
        </table:table-row>
        <table:table-row table:style-name="Tableau19.6">
          <table:covered-table-cell/>
          <table:table-cell table:style-name="Tableau19.B2" office:value-type="string">
            <text:p text:style-name="P22">Détail :</text:p>
          </table:table-cell>
          <table:table-cell table:style-name="Tableau19.B2" office:value-type="string">
            <text:p text:style-name="P16">Réalisation Application Cliente. Migration de l’application existante de gestion des transports de ND en client/serveur, et développement de nouvelles fonctionnalités.</text:p>
          </table:table-cell>
        </table:table-row>
      </table:table>
      <text:p text:style-name="Standard"/>
      <table:table table:name="Tableau20" table:style-name="Tableau20">
        <table:table-column table:style-name="Tableau20.A"/>
        <table:table-column table:style-name="Tableau20.B"/>
        <table:table-column table:style-name="Tableau20.C"/>
        <table:table-row table:style-name="Tableau20.1">
          <table:table-cell table:style-name="Tableau20.A1" table:number-rows-spanned="6" office:value-type="string">
            <text:p text:style-name="P17">Septembre 2001 à Novembre 2001</text:p>
          </table:table-cell>
          <table:table-cell table:style-name="Tableau20.B1" table:number-columns-spanned="2" office:value-type="string">
            <text:p text:style-name="P21">SOITEC</text:p>
          </table:table-cell>
          <table:covered-table-cell/>
        </table:table-row>
        <table:table-row table:style-name="Tableau20.2">
          <table:covered-table-cell/>
          <table:table-cell table:style-name="Tableau20.B2" office:value-type="string">
            <text:p text:style-name="P22">Projet :</text:p>
          </table:table-cell>
          <table:table-cell table:style-name="Tableau20.B2" office:value-type="string">
            <text:p text:style-name="P13">Extranet SOITEC</text:p>
          </table:table-cell>
        </table:table-row>
        <table:table-row table:style-name="Tableau20.2">
          <table:covered-table-cell/>
          <table:table-cell table:style-name="Tableau20.B2" office:value-type="string">
            <text:p text:style-name="P22">Mission :</text:p>
          </table:table-cell>
          <table:table-cell table:style-name="Tableau20.B2" office:value-type="string">
            <text:p text:style-name="P16">Développement</text:p>
          </table:table-cell>
        </table:table-row>
        <table:table-row table:style-name="Tableau20.2">
          <table:covered-table-cell/>
          <table:table-cell table:style-name="Tableau20.B2" office:value-type="string">
            <text:p text:style-name="P22">Envir. Technique :</text:p>
          </table:table-cell>
          <table:table-cell table:style-name="Tableau20.B2" office:value-type="string">
            <text:p text:style-name="P13">WebIntelligence 2.6, Windows NT4.0 Server, Oracle 8.0.5, IIS4, ASP</text:p>
          </table:table-cell>
        </table:table-row>
        <table:table-row table:style-name="Tableau20.2">
          <table:covered-table-cell/>
          <table:table-cell table:style-name="Tableau20.B2" office:value-type="string">
            <text:p text:style-name="P22">Envir. Fonctionnel :</text:p>
          </table:table-cell>
          <table:table-cell table:style-name="Tableau20.B2" office:value-type="string">
            <text:p text:style-name="P13">Semi-conducteur</text:p>
          </table:table-cell>
        </table:table-row>
        <table:table-row table:style-name="Tableau20.6">
          <table:covered-table-cell/>
          <table:table-cell table:style-name="Tableau20.B2" office:value-type="string">
            <text:p text:style-name="P22">Détail :</text:p>
          </table:table-cell>
          <table:table-cell table:style-name="Tableau20.B2" office:value-type="string">
            <text:p text:style-name="P16">Réalisation du site extranet SOITEC autour de WEBI. <text:s/>Cet extranet permet de mettre à disposition les informations des produits que l'entreprise créée, pour que ses clients (IBM…) puissent les visualiser à l'aide d'un browser WEB.</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002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text-align="end" style:justify-single-word="false" fo:keep-with-next="always"/>
      <style:text-properties style:font-name="Arial" fo:font-size="20pt" style:font-size-asian="20pt" style:font-name-complex="Arial" style:font-size-complex="10pt"/>
    </style:style>
    <style:style style:name="Heading_20_2" style:display-name="Heading 2" style:family="paragraph" style:parent-style-name="Standard" style:next-style-name="Standard" style:class="text" style:default-outline-level="2">
      <style:paragraph-properties fo:keep-with-next="always"/>
      <style:text-properties style:font-name="Arial" style:text-underline-style="solid" style:text-underline-width="auto" style:text-underline-color="font-color" fo:font-weight="bold" style:font-weight-asian="bold" style:font-name-complex="Arial" style:font-size-complex="10pt" style:font-weight-complex="bold"/>
    </style:style>
    <style:style style:name="Heading_20_3" style:display-name="Heading 3" style:family="paragraph" style:parent-style-name="Standard" style:next-style-name="Standard" style:class="text" style:default-outline-level="3">
      <style:paragraph-properties fo:margin-left="0cm" fo:margin-right="-0.129cm" fo:text-indent="0cm" style:auto-text-indent="false" fo:keep-with-next="always"/>
      <style:text-properties style:font-name="Arial" style:text-underline-style="solid" style:text-underline-width="auto" style:text-underline-color="font-color" fo:font-weight="bold" style:font-weight-asian="bold" style:font-name-complex="Arial"/>
    </style:style>
    <style:style style:name="Heading_20_4" style:display-name="Heading 4" style:family="paragraph" style:parent-style-name="Standard" style:next-style-name="Standard" style:class="text" style:default-outline-level="4">
      <style:paragraph-properties fo:margin-left="0cm" fo:margin-right="-0.129cm" fo:text-indent="0cm" style:auto-text-indent="false" fo:keep-with-next="always"/>
      <style:text-properties style:font-name="Arial" fo:font-size="10pt" fo:font-weight="bold" style:font-size-asian="10pt" style:font-weight-asian="bold" style:font-name-complex="Arial" style:font-weight-complex="bold"/>
    </style:style>
    <style:style style:name="Heading_20_5" style:display-name="Heading 5" style:family="paragraph" style:parent-style-name="Standard" style:next-style-name="Standard" style:class="text" style:default-outline-level="5">
      <style:paragraph-properties fo:margin-left="0cm" fo:margin-right="0.318cm" fo:text-align="end" style:justify-single-word="false" fo:text-indent="0cm" style:auto-text-indent="false" fo:keep-with-next="always"/>
      <style:text-properties style:font-name="Arial" fo:font-size="16pt" fo:font-weight="bold" style:font-size-asian="16pt" style:font-weight-asian="bold"/>
    </style:style>
    <style:style style:name="Heading_20_6" style:display-name="Heading 6" style:family="paragraph" style:parent-style-name="Standard" style:next-style-name="Standard" style:class="text" style:default-outline-level="6">
      <style:paragraph-properties fo:margin-left="0cm" fo:margin-right="0.318cm" fo:text-align="end" style:justify-single-word="false" fo:text-indent="0cm" style:auto-text-indent="false" fo:keep-with-next="always"/>
      <style:text-properties style:font-name="Arial" fo:font-style="italic" style:font-style-asian="italic"/>
    </style:style>
    <style:style style:name="_31__20_Identite" style:display-name="1 Identite" style:family="paragraph" style:parent-style-name="Standard">
      <style:paragraph-properties fo:margin-left="0cm" fo:margin-right="0cm" fo:text-indent="3cm" style:auto-text-indent="false"/>
      <style:text-properties fo:color="#ffffff" style:font-name="Arial" fo:font-size="18pt" fo:font-weight="bold" style:font-size-asian="18pt" style:font-weight-asian="bold" style:font-name-complex="Arial"/>
    </style:style>
    <style:style style:name="_32__20_Introduction" style:display-name="2 Introduction" style:family="paragraph">
      <style:paragraph-properties fo:margin-left="0cm" fo:margin-right="0cm" fo:line-height="150%" fo:text-indent="3cm" style:auto-text-indent="false"/>
      <style:text-properties fo:color="#385068" style:font-name="Arial" fo:font-size="12pt" fo:language="fr" fo:country="FR" fo:font-style="italic" fo:font-weight="bold" style:font-name-asian="Arial" style:font-size-asian="12pt" style:font-style-asian="italic" style:font-weight-asian="bold" style:font-name-complex="Arial" style:font-size-complex="12pt" style:language-complex="ar" style:country-complex="SA"/>
    </style:style>
    <style:style style:name="_33__20_titre_20_rubrique" style:display-name="3 titre rubrique" style:family="paragraph">
      <style:paragraph-properties fo:margin-left="0cm" fo:margin-right="0cm" fo:text-indent="1.249cm" style:auto-text-indent="false"/>
      <style:text-properties fo:color="#ffffff" style:font-name="Arial" fo:font-size="12pt" fo:language="fr" fo:country="FR" fo:font-weight="bold" style:font-name-asian="Arial" style:font-size-asian="12pt" style:font-weight-asian="bold" style:font-name-complex="Arial" style:font-size-complex="12pt" style:language-complex="ar" style:country-complex="SA" style:font-weight-complex="bold"/>
    </style:style>
    <style:style style:name="_34__20_sous_20_titre" style:display-name="4 sous titre" style:family="paragraph">
      <style:text-properties style:use-window-font-color="true" style:font-name="Arial" fo:font-size="12pt" fo:language="fr" fo:country="FR" fo:font-weight="bold" style:font-name-asian="Arial" style:font-size-asian="12pt" style:font-weight-asian="bold" style:font-name-complex="Arial" style:font-size-complex="12pt" style:language-complex="ar" style:country-complex="SA"/>
    </style:style>
    <style:style style:name="_35_1_20_texte" style:display-name="51 texte" style:family="paragraph">
      <style:text-properties style:use-window-font-color="true" style:font-name="Arial" fo:font-size="10pt" fo:language="fr" fo:country="FR" style:font-name-asian="Arial" style:font-size-asian="10pt" style:font-name-complex="Times New Roman" style:font-size-complex="12pt" style:language-complex="ar" style:country-complex="SA"/>
    </style:style>
    <style:style style:name="_36__20_ajout_20_texte" style:display-name="6 ajout texte" style:family="paragraph">
      <style:text-properties fo:color="#385068" style:font-name="Arial" fo:font-size="10pt" fo:language="fr" fo:country="FR" fo:font-weight="bold" style:font-name-asian="Arial" style:font-size-asian="10pt" style:font-weight-asian="bold" style:font-name-complex="Times New Roman" style:font-size-complex="12pt" style:language-complex="ar" style:country-complex="SA"/>
    </style:style>
    <style:style style:name="_37__20_mentions_20_bas_20_de_20_page" style:display-name="7 mentions bas de page" style:family="paragraph">
      <style:paragraph-properties>
        <style:tab-stops>
          <style:tab-stop style:position="18.002cm"/>
        </style:tab-stops>
      </style:paragraph-properties>
      <style:text-properties fo:color="#ffffff" style:font-name="Arial" fo:font-size="12pt" fo:language="fr" fo:country="FR" fo:font-style="italic" style:font-name-asian="Arial" style:font-size-asian="12pt" style:font-style-asian="italic" style:font-name-complex="Times New Roman" style:font-size-complex="12pt" style:language-complex="ar" style:country-complex="SA"/>
    </style:style>
    <style:style style:name="_38__20_Date_20_missions" style:display-name="8 Date missions" style:family="paragraph" style:parent-style-name="_33__20_titre_20_rubrique">
      <style:paragraph-properties fo:margin-left="0cm" fo:margin-right="0cm" fo:text-indent="0cm" style:auto-text-indent="false"/>
      <style:text-properties fo:color="#385068" fo:font-size="10pt" fo:language="it" fo:country="IT" fo:font-style="italic" style:font-size-asian="10pt" style:font-style-asian="italic"/>
    </style:style>
    <style:style style:name="_39__20_client_20_mission" style:display-name="9 client mission" style:family="paragraph">
      <style:text-properties fo:color="#385068" style:font-name="Arial" fo:font-size="12pt" fo:language="it" fo:country="IT" fo:font-weight="bold" style:font-name-asian="Arial" style:font-size-asian="12pt" style:font-weight-asian="bold" style:font-name-complex="Arial" style:font-size-complex="12pt" style:language-complex="ar" style:country-complex="SA" style:font-weight-complex="bold"/>
    </style:style>
    <style:style style:name="_35_2_20_texte_20_bold" style:display-name="52 texte bold" style:family="paragraph" style:parent-style-name="_35_1_20_texte">
      <style:text-properties fo:font-weight="bold"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ission_20_Normal" style:display-name="Mission Normal" style:family="paragraph" style:parent-style-name="Standard">
      <style:paragraph-properties fo:margin-left="4.001cm" fo:margin-right="0cm" fo:text-align="justify" style:justify-single-word="false" fo:orphans="0" fo:widows="0" fo:text-indent="0cm" style:auto-text-indent="false"/>
      <style:text-properties fo:font-size="11pt" fo:language="fr" fo:country="CA"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style:style>
    <style:style style:name="WW8Num15z0" style:family="text">
      <style:text-properties fo:color="#5c81aa"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5c81aa" style:font-name="Symbol"/>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9z0" style:family="text">
      <style:text-properties fo:color="#5c81aa" style:font-name="Symbol"/>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fo:color="#5c81aa" style:font-name="Symbol"/>
    </style:style>
    <style:style style:name="WW8Num21z1" style:family="text">
      <style:text-properties style:font-name="Courier New" style:font-name-complex="Arial"/>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style>
    <style:style style:name="Police_20_par_20_défaut" style:display-name="Police par défaut" style:family="text"/>
    <style:style style:name="_36__20_ajout_20_texte_20_Car" style:display-name="6 ajout texte Car" style:family="text" style:parent-style-name="Police_20_par_20_défaut">
      <style:text-properties fo:color="#385068" style:font-name="Arial" fo:language="fr" fo:country="FR" fo:font-weight="bold" style:font-weight-asian="bold"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fo:language="zxx" fo:country="none" style:font-size-asian="10pt" style:language-asian="zxx" style:country-asian="none" style:font-size-complex="10pt"/>
    </style:style>
    <style:style style:name="MP2" style:family="paragraph" style:parent-style-name="Standard">
      <style:text-properties fo:font-size="10pt" style:font-size-asian="10pt" style:font-size-complex="10pt"/>
    </style:style>
    <style:style style:name="MP3" style:family="paragraph" style:parent-style-name="_31__20_Identite">
      <style:text-properties style:font-size-complex="18pt"/>
    </style:style>
    <style:style style:name="MP4" style:family="paragraph" style:parent-style-name="Standard">
      <style:text-properties fo:language="zxx" fo:country="none" style:language-asian="zxx" style:country-asian="none"/>
    </style:style>
    <style:style style:name="MT1" style:family="text">
      <style:text-properties fo:font-size="10pt" style:font-size-asian="10pt"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041cm" fo:margin-bottom="1cm" fo:margin-left="0.6cm" fo:margin-right="0.79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77cm" fo:margin-left="0cm" fo:margin-right="0cm" fo:margin-bottom="0.178cm" style:dynamic-spacing="true"/>
      </style:header-style>
      <style:footer-style>
        <style:header-footer-properties fo:min-height="1.54cm" fo:margin-left="0cm" fo:margin-right="0cm" fo:margin-top="1.44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draw:frame draw:style-name="Mfr1" draw:name="images2" text:anchor-type="char" svg:x="-0.603cm" svg:y="-0.041cm" svg:width="21.013cm" svg:height="2.125cm" draw:z-index="10"><draw:image xlink:href="Pictures/1000000000001147000001BF25B7C47A.jpg" xlink:type="simple" xlink:show="embed" xlink:actuate="onLoad"/></draw:frame></text:p>
        <text:p text:style-name="MP2"/>
        <text:p text:style-name="MP3">ZERR Angelo</text:p>
        <text:p text:style-name="Standard"/>
        <text:p text:style-name="Standard"/>
        <text:p text:style-name="Standard"/>
      </style:header>
      <style:footer>
        <text:p text:style-name="_37__20_mentions_20_bas_20_de_20_page"><draw:frame draw:style-name="Mfr1" draw:name="images1" text:anchor-type="char" svg:x="-0.603cm" svg:y="-0.273cm" svg:width="21.013cm" svg:height="1.907cm" draw:z-index="3"><draw:image xlink:href="Pictures/10000000000009B0000000E03492C787.jpg" xlink:type="simple" xlink:show="embed" xlink:actuate="onLoad"/></draw:frame><text:span text:style-name="MT1">Mise à jour le </text:span><text:span text:style-name="MT1"><text:date style:data-style-name="N30" text:date-value="2010-01-13T12:10:43.84">13/01/2010</text:date></text:span><text:tab/><text:span text:style-name="MT1"><text:page-number text:select-page="current">6</text:page-number></text:span><text:span text:style-name="MT1"> sur </text:span><text:span text:style-name="MT1"><text:page-count style:num-format="1">6</text:page-count></text:span></text:p>
      </style:footer>
    </style:master-page>
    <style:master-page style:name="First_20_Page" style:display-name="First Page" style:page-layout-name="Mpm1" style:next-style-name="Standard">
      <style:header>
        <text:p text:style-name="MP4"><draw:frame draw:style-name="Mfr1" draw:name="images4" text:anchor-type="char" svg:x="-0.603cm" svg:y="-0.358cm" svg:width="21.114cm" svg:height="4.071cm" draw:z-index="11"><draw:image xlink:href="Pictures/10000000000009B0000001DE97CCDD67.jpg" xlink:type="simple" xlink:show="embed" xlink:actuate="onLoad"/></draw:frame></text:p>
        <text:p text:style-name="MP4"/>
        <text:p text:style-name="_31__20_Identite">ZERR Angelo</text:p>
        <text:p text:style-name="Standard"/>
        <text:p text:style-name="Standard"/>
        <text:p text:style-name="Standard"/>
        <text:p text:style-name="Standard"/>
      </style:header>
      <style:footer>
        <text:p text:style-name="_37__20_mentions_20_bas_20_de_20_page"><draw:frame draw:style-name="Mfr1" draw:name="images3" text:anchor-type="char" svg:x="-0.603cm" svg:y="-0.302cm" svg:width="21.013cm" svg:height="1.907cm" draw:z-index="0"><draw:image xlink:href="Pictures/10000000000009B0000000E03492C787.jpg" xlink:type="simple" xlink:show="embed" xlink:actuate="onLoad"/></draw:frame><text:span text:style-name="MT1">Mise à jour le</text:span><text:span text:style-name="MT1"> </text:span><text:span text:style-name="MT1"><text:date style:data-style-name="N30" text:date-value="2010-01-13T12:10:43.91">13/01/2010</text:date></text:span><text:span text:style-name="MT1"><text:tab/></text:span><text:span text:style-name="MT1"><text:page-number text:select-page="current">6</text:page-number></text:span><text:span text:style-name="MT1"> sur </text:span><text:span text:style-name="MT1"><text:page-count style:num-forma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SODIFRANCE</meta:initial-creator>
    <meta:creation-date>2010-01-12T15:46:00</meta:creation-date>
    <dc:creator>Angelo ZERR</dc:creator>
    <dc:date>2010-01-13T12:10:29.75</dc:date>
    <meta:print-date>2008-12-03T12:19:00</meta:print-date>
    <meta:editing-cycles>54</meta:editing-cycles>
    <meta:editing-duration>PT00H55M54S</meta:editing-duration>
    <meta:generator>OpenOffice.org/3.0$Win32 OpenOffice.org_project/300m15$Build-9379</meta:generator>
    <meta:document-statistic meta:table-count="20" meta:image-count="4" meta:object-count="0" meta:page-count="6" meta:paragraph-count="232" meta:word-count="1259" meta:character-count="8221"/>
  </office:meta>
</office:document-meta>
</file>